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b8e00" draw:opacity="50%" loext:decorative="false"/>
    </style:style>
    <style:style style:name="gr2" style:family="graphic" style:parent-style-name="standard">
      <style:graphic-properties draw:stroke="none" draw:fill="solid" draw:fill-color="#f8766d" draw:opacity="50%" loext:decorative="false"/>
    </style:style>
    <style:style style:name="gr3" style:family="graphic" style:parent-style-name="standard">
      <style:graphic-properties draw:stroke="none" draw:fill="solid" draw:fill-color="#aea200" draw:opacity="50%" loext:decorative="false"/>
    </style:style>
    <style:style style:name="gr4" style:family="graphic" style:parent-style-name="standard">
      <style:graphic-properties draw:stroke="none" draw:fill="solid" draw:fill-color="#64b200" draw:opacity="50%" loext:decorative="false"/>
    </style:style>
    <style:style style:name="gr5" style:family="graphic" style:parent-style-name="standard">
      <style:graphic-properties draw:stroke="none" draw:fill="solid" draw:fill-color="#00c1a7" draw:opacity="50%" loext:decorative="false"/>
    </style:style>
    <style:style style:name="gr6" style:family="graphic" style:parent-style-name="standard">
      <style:graphic-properties draw:stroke="none" draw:fill="solid" draw:fill-color="#00bd5c" draw:opacity="50%" loext:decorative="false"/>
    </style:style>
    <style:style style:name="gr7" style:family="graphic" style:parent-style-name="standard">
      <style:graphic-properties draw:stroke="none" draw:fill="solid" draw:fill-color="#00a6ff" draw:opacity="50%" loext:decorative="false"/>
    </style:style>
    <style:style style:name="gr8" style:family="graphic" style:parent-style-name="standard">
      <style:graphic-properties draw:stroke="none" draw:fill="solid" draw:fill-color="#00bade" draw:opacity="50%" loext:decorative="false"/>
    </style:style>
    <style:style style:name="gr9" style:family="graphic" style:parent-style-name="standard">
      <style:graphic-properties draw:stroke="none" draw:fill="solid" draw:fill-color="#f8766d" loext:decorative="false"/>
    </style:style>
    <style:style style:name="gr10" style:family="graphic" style:parent-style-name="standard">
      <style:graphic-properties draw:stroke="none" draw:fill="solid" draw:fill-color="#db8e00" loext:decorative="false"/>
    </style:style>
    <style:style style:name="gr11" style:family="graphic" style:parent-style-name="standard">
      <style:graphic-properties draw:stroke="none" draw:fill="solid" draw:fill-color="#aea200" loext:decorative="false"/>
    </style:style>
    <style:style style:name="gr12" style:family="graphic" style:parent-style-name="standard">
      <style:graphic-properties draw:stroke="none" draw:fill="solid" draw:fill-color="#64b200" loext:decorative="false"/>
    </style:style>
    <style:style style:name="gr13" style:family="graphic" style:parent-style-name="standard">
      <style:graphic-properties draw:stroke="none" draw:fill="solid" draw:fill-color="#00bd5c" loext:decorative="false"/>
    </style:style>
    <style:style style:name="gr14" style:family="graphic" style:parent-style-name="standard">
      <style:graphic-properties draw:stroke="none" draw:fill="solid" draw:fill-color="#00c1a7" loext:decorative="false"/>
    </style:style>
    <style:style style:name="gr15" style:family="graphic" style:parent-style-name="standard">
      <style:graphic-properties draw:stroke="none" draw:fill="solid" draw:fill-color="#00bade" loext:decorative="false"/>
    </style:style>
    <style:style style:name="gr16" style:family="graphic" style:parent-style-name="standard">
      <style:graphic-properties draw:stroke="none" draw:fill="solid" draw:fill-color="#00a6ff" loext:decorative="false"/>
    </style:style>
    <style:style style:name="gr17" style:family="graphic" style:parent-style-name="standard">
      <style:graphic-properties draw:stroke="none" draw:fill="solid" draw:fill-color="#b385ff" loext:decorative="false"/>
    </style:style>
    <style:style style:name="gr18" style:family="graphic" style:parent-style-name="standard">
      <style:graphic-properties draw:stroke="none" draw:fill="solid" draw:fill-color="#ef67eb" loext:decorative="false"/>
    </style:style>
    <style:style style:name="gr19" style:family="graphic" style:parent-style-name="standard">
      <style:graphic-properties draw:stroke="none" draw:fill="solid" draw:fill-color="#ff63b6" loext:decorative="false"/>
    </style:style>
    <style:style style:name="gr20"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loext:decorative="false"/>
      <style:paragraph-properties style:writing-mode="lr-tb"/>
    </style:style>
    <style:style style:name="gr22" style:family="graphic" style:parent-style-name="standard">
      <style:graphic-properties draw:stroke="none" draw:fill="solid" draw:fill-color="#00a6ff" draw:opacity="50%" draw:textarea-horizontal-align="center" draw:textarea-vertical-align="middle" loext:decorative="false"/>
    </style:style>
    <style:style style:name="gr23" style:family="graphic" style:parent-style-name="standard">
      <style:graphic-properties draw:stroke="none" draw:fill="solid" draw:fill-color="#aea200" draw:opacity="50%" draw:textarea-horizontal-align="center" draw:textarea-vertical-align="middle" loext:decorative="false"/>
    </style:style>
    <style:style style:name="P1" style:family="paragraph">
      <loext:graphic-properties draw:fill="solid" draw:fill-color="#db8e00" draw:opacity="50%"/>
    </style:style>
    <style:style style:name="P2" style:family="paragraph">
      <loext:graphic-properties draw:fill="solid" draw:fill-color="#f8766d" draw:opacity="50%"/>
    </style:style>
    <style:style style:name="P3" style:family="paragraph">
      <loext:graphic-properties draw:fill="solid" draw:fill-color="#aea200" draw:opacity="50%"/>
    </style:style>
    <style:style style:name="P4" style:family="paragraph">
      <loext:graphic-properties draw:fill="solid" draw:fill-color="#64b200" draw:opacity="50%"/>
    </style:style>
    <style:style style:name="P5" style:family="paragraph">
      <loext:graphic-properties draw:fill="solid" draw:fill-color="#00c1a7" draw:opacity="50%"/>
    </style:style>
    <style:style style:name="P6" style:family="paragraph">
      <loext:graphic-properties draw:fill="solid" draw:fill-color="#00bd5c" draw:opacity="50%"/>
    </style:style>
    <style:style style:name="P7" style:family="paragraph">
      <loext:graphic-properties draw:fill="solid" draw:fill-color="#00a6ff" draw:opacity="50%"/>
    </style:style>
    <style:style style:name="P8" style:family="paragraph">
      <loext:graphic-properties draw:fill="solid" draw:fill-color="#00bade" draw:opacity="50%"/>
    </style:style>
    <style:style style:name="P9" style:family="paragraph">
      <loext:graphic-properties draw:fill="solid" draw:fill-color="#f8766d"/>
    </style:style>
    <style:style style:name="P10" style:family="paragraph">
      <loext:graphic-properties draw:fill="solid" draw:fill-color="#db8e00"/>
    </style:style>
    <style:style style:name="P11" style:family="paragraph">
      <loext:graphic-properties draw:fill="solid" draw:fill-color="#aea200"/>
    </style:style>
    <style:style style:name="P12" style:family="paragraph">
      <loext:graphic-properties draw:fill="solid" draw:fill-color="#64b200"/>
    </style:style>
    <style:style style:name="P13" style:family="paragraph">
      <loext:graphic-properties draw:fill="solid" draw:fill-color="#00bd5c"/>
    </style:style>
    <style:style style:name="P14" style:family="paragraph">
      <loext:graphic-properties draw:fill="solid" draw:fill-color="#00c1a7"/>
    </style:style>
    <style:style style:name="P15" style:family="paragraph">
      <loext:graphic-properties draw:fill="solid" draw:fill-color="#00bade"/>
    </style:style>
    <style:style style:name="P16" style:family="paragraph">
      <loext:graphic-properties draw:fill="solid" draw:fill-color="#00a6ff"/>
    </style:style>
    <style:style style:name="P17" style:family="paragraph">
      <loext:graphic-properties draw:fill="solid" draw:fill-color="#b385ff"/>
    </style:style>
    <style:style style:name="P18" style:family="paragraph">
      <loext:graphic-properties draw:fill="solid" draw:fill-color="#ef67eb"/>
    </style:style>
    <style:style style:name="P19" style:family="paragraph">
      <loext:graphic-properties draw:fill="solid" draw:fill-color="#ff63b6"/>
    </style:style>
    <style:style style:name="P20" style:family="paragraph">
      <style:paragraph-properties fo:text-align="start" style:writing-mode="lr-tb"/>
    </style:style>
    <style:style style:name="P21" style:family="paragraph">
      <loext:graphic-properties draw:fill="none"/>
      <style:text-properties fo:font-size="11pt" style:font-size-asian="11pt" style:font-size-complex="11pt"/>
    </style:style>
    <style:style style:name="P22" style:family="paragraph">
      <loext:graphic-properties draw:fill="none"/>
      <style:text-properties fo:font-size="9pt" style:font-size-asian="9pt" style:font-size-complex="9pt"/>
    </style:style>
    <style:style style:name="P23" style:family="paragraph">
      <loext:graphic-properties draw:fill="solid" draw:fill-color="#00a6ff" draw:opacity="50%"/>
      <style:paragraph-properties fo:text-align="center"/>
    </style:style>
    <style:style style:name="P24" style:family="paragraph">
      <loext:graphic-properties draw:fill="solid" draw:fill-color="#aea200" draw:opacity="50%"/>
      <style:paragraph-properties fo:text-align="center"/>
    </style:style>
    <style:style style:name="T1" style:family="text">
      <style:text-properties fo:color="#000000" loext:opacity="100%" style:font-name="Helvetica" fo:font-size="11pt" fo:font-weight="normal" style:font-name-asian="Helvetica" style:font-size-asian="11pt" style:font-weight-asian="normal" style:font-name-complex="Helvetica" style:font-size-complex="11pt" style:font-weight-complex="normal"/>
    </style:style>
    <style:style style:name="T2" style:family="text">
      <style:text-properties fo:color="#000000" loext:opacity="100%" style:font-name="Helvetica" fo:font-size="9pt" fo:font-weight="normal" style:font-name-asian="Helvetica" style:font-size-asian="9pt" style:font-weight-asian="normal" style:font-name-complex="Helvetica" style:font-size-complex="9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5.468cm" svg:height="0.819cm" svg:x="3.467cm" svg:y="4.029cm" svg:viewBox="0 0 5469 820" draw:points="0,0 18,0 36,0 54,0 73,0 91,0 109,0 128,0 146,0 164,0 182,0 201,0 219,0 237,0 255,0 274,0 292,0 310,0 329,0 347,0 365,0 383,0 402,0 420,0 438,0 457,0 475,0 493,0 511,0 530,0 548,1 567,1 585,1 603,1 621,1 640,1 658,1 676,1 695,1 713,1 731,1 749,1 768,1 786,1 804,1 823,1 841,1 859,1 877,1 896,1 914,2 932,2 950,2 969,2 987,2 1005,2 1024,2 1042,2 1060,2 1078,3 1097,3 1115,3 1133,3 1152,3 1170,3 1188,3 1206,4 1225,4 1243,4 1261,5 1280,5 1298,5 1316,5 1335,6 1353,6 1371,6 1390,7 1408,7 1426,7 1444,8 1463,8 1481,8 1499,9 1518,9 1536,10 1554,11 1572,11 1591,12 1609,12 1627,13 1645,14 1664,14 1682,15 1700,16 1719,17 1737,18 1755,19 1773,20 1792,21 1810,22 1828,23 1847,24 1865,25 1883,27 1901,28 1920,29 1938,31 1956,32 1975,34 1993,36 2011,37 2029,39 2048,41 2066,43 2085,45 2103,47 2121,50 2139,52 2158,54 2176,57 2194,60 2213,62 2231,65 2249,68 2267,71 2286,74 2304,77 2322,80 2340,84 2359,87 2377,91 2395,94 2414,98 2432,102 2450,106 2468,110 2487,114 2505,118 2523,122 2542,126 2560,131 2578,135 2596,140 2615,144 2633,148 2651,153 2670,158 2688,162 2706,167 2724,172 2743,176 2761,181 2779,185 2797,190 2816,195 2834,199 2853,204 2871,208 2889,213 2907,217 2926,221 2944,226 2962,230 2981,234 2999,238 3017,242 3035,246 3054,250 3072,254 3090,257 3109,261 3127,265 3145,268 3163,271 3182,274 3200,277 3218,280 3237,283 3255,286 3273,289 3291,291 3310,293 3328,296 3346,298 3365,300 3383,303 3401,305 3419,307 3438,309 3456,310 3474,312 3492,314 3511,316 3529,317 3547,318 3566,320 3584,321 3602,323 3621,324 3639,325 3657,326 3676,327 3694,328 3712,329 3730,330 3749,331 3767,332 3785,333 3804,333 3822,334 3840,335 3858,335 3877,336 3895,337 3913,337 3932,338 3950,338 3968,339 3986,339 4005,340 4023,340 4041,341 4059,341 4078,341 4096,342 4114,342 4133,342 4151,342 4169,343 4187,343 4206,344 4224,344 4242,344 4261,344 4279,344 4297,345 4315,345 4334,345 4352,345 4371,345 4389,345 4407,345 4425,346 4444,346 4462,346 4480,346 4499,346 4517,346 4535,346 4553,346 4572,346 4590,346 4608,347 4627,347 4645,347 4663,347 4681,347 4700,347 4718,347 4737,347 4755,347 4774,347 4792,347 4810,347 4829,347 4847,347 4865,347 4883,347 4902,347 4920,347 4938,347 4957,347 4975,347 4993,347 5011,347 5030,348 5048,348 5066,348 5085,348 5103,348 5121,348 5140,348 5158,348 5176,348 5195,348 5213,348 5231,348 5249,348 5268,348 5286,348 5304,348 5323,348 5341,348 5359,348 5377,348 5396,348 5414,348 5432,348 5450,348 5469,348 5469,820 5450,820 5432,820 5414,820 5396,820 5377,820 5359,820 5341,820 5323,820 5304,820 5286,820 5268,820 5249,820 5231,820 5213,820 5195,820 5176,820 5158,820 5140,820 5121,820 5103,820 5085,820 5066,820 5048,820 5030,820 5011,820 4993,820 4975,820 4957,820 4938,820 4920,820 4902,820 4883,820 4865,820 4847,820 4829,820 4810,820 4792,820 4774,820 4755,820 4737,820 4718,819 4700,819 4681,819 4663,819 4645,819 4627,819 4608,819 4590,819 4572,819 4553,819 4535,819 4517,819 4499,819 4480,819 4462,818 4444,818 4425,818 4407,818 4389,818 4371,818 4352,818 4334,817 4315,817 4297,817 4279,817 4261,817 4242,817 4224,816 4206,816 4187,816 4169,815 4151,815 4133,815 4114,814 4096,814 4078,814 4059,813 4041,813 4023,813 4005,812 3986,812 3968,812 3950,811 3932,811 3913,810 3895,809 3877,809 3858,808 3840,807 3822,807 3804,806 3785,805 3767,805 3749,803 3730,803 3712,802 3694,801 3676,800 3657,799 3639,798 3621,796 3602,795 3584,794 3566,793 3547,791 3529,790 3511,788 3492,787 3474,785 3456,783 3438,781 3419,780 3401,777 3383,775 3365,773 3346,771 3328,769 3310,766 3291,764 3273,761 3255,758 3237,756 3218,753 3200,750 3182,747 3163,744 3145,740 3127,737 3109,733 3090,730 3072,726 3054,723 3035,719 3017,715 2999,711 2981,707 2962,703 2944,698 2926,694 2907,690 2889,685 2871,681 2853,676 2834,672 2816,667 2797,663 2779,658 2761,654 2743,649 2724,644 2706,639 2688,635 2670,630 2651,626 2633,621 2615,617 2596,612 2578,608 2560,603 2542,599 2523,595 2505,590 2487,586 2468,582 2450,578 2432,574 2414,570 2395,567 2377,563 2359,560 2340,556 2322,553 2304,549 2286,546 2267,543 2249,540 2231,538 2213,535 2194,532 2176,529 2158,527 2139,524 2121,522 2103,520 2085,518 2066,516 2048,514 2029,512 2011,510 1993,508 1975,506 1956,505 1938,503 1920,502 1901,500 1883,499 1865,498 1847,497 1828,496 1810,494 1792,493 1773,492 1755,491 1737,490 1719,490 1700,488 1682,488 1664,487 1645,486 1627,486 1609,485 1591,484 1572,484 1554,483 1536,482 1518,482 1499,482 1481,481 1463,481 1444,480 1426,480 1408,480 1390,479 1371,479 1353,479 1335,478 1316,478 1298,478 1280,477 1261,477 1243,477 1225,475 1206,475 1188,475 1170,475 1152,475 1133,475 1115,474 1097,474 1078,474 1060,474 1042,474 1024,474 1005,474 987,473 969,473 950,473 932,473 914,473 896,473 877,473 859,473 841,473 823,473 804,473 786,473 768,473 749,473 731,472 713,472 695,472 676,472 658,472 640,472 621,472 603,472 585,472 567,472 548,472 530,472 511,472 493,472 475,472 457,472 438,472 420,472 402,472 383,472 365,472 347,472 329,472 310,472 292,472 274,472 255,472 237,472 219,472 201,472 182,472 164,472 146,472 128,472 109,472 91,472 73,472 54,472 36,472 18,472 0,472">
          <text:p/>
        </draw:polygon>
        <draw:polygon draw:style-name="gr1" draw:text-style-name="P1" draw:layer="layout" svg:width="5.468cm" svg:height="1.914cm" svg:x="3.467cm" svg:y="2.115cm" svg:viewBox="0 0 5469 1915" draw:points="0,0 18,0 36,0 54,0 73,0 91,0 109,0 128,0 146,0 164,0 182,0 201,0 219,0 237,0 255,0 274,0 292,0 310,0 329,0 347,0 365,0 383,0 402,0 420,0 438,0 457,0 475,0 493,0 511,0 530,0 548,0 567,0 585,0 603,0 621,0 640,0 658,0 676,0 695,0 713,0 731,0 749,0 768,0 786,0 804,0 823,0 841,0 859,0 877,0 896,0 914,0 932,0 950,0 969,0 987,0 1005,0 1024,0 1042,0 1060,0 1078,0 1097,0 1115,0 1133,0 1152,0 1170,0 1188,0 1206,0 1225,0 1243,0 1261,0 1280,0 1298,0 1316,0 1335,0 1353,0 1371,0 1390,0 1408,0 1426,0 1444,0 1463,0 1481,0 1499,0 1518,0 1536,0 1554,0 1572,0 1591,0 1609,0 1627,0 1645,0 1664,0 1682,0 1700,0 1719,0 1737,0 1755,0 1773,0 1792,0 1810,0 1828,0 1847,0 1865,0 1883,0 1901,0 1920,0 1938,0 1956,0 1975,0 1993,0 2011,0 2029,0 2048,0 2066,0 2085,0 2103,0 2121,0 2139,0 2158,0 2176,0 2194,0 2213,0 2231,0 2249,0 2267,0 2286,0 2304,0 2322,0 2340,0 2359,0 2377,0 2395,0 2414,0 2432,0 2450,0 2468,0 2487,0 2505,0 2523,0 2542,0 2560,0 2578,0 2596,0 2615,0 2633,0 2651,0 2670,0 2688,0 2706,0 2724,0 2743,0 2761,0 2779,0 2797,0 2816,0 2834,0 2853,0 2871,0 2889,0 2907,0 2926,0 2944,0 2962,0 2981,0 2999,0 3017,0 3035,0 3054,0 3072,0 3090,0 3109,0 3127,0 3145,0 3163,0 3182,0 3200,0 3218,0 3237,0 3255,0 3273,0 3291,0 3310,0 3328,0 3346,0 3365,0 3383,0 3401,0 3419,0 3438,0 3456,0 3474,0 3492,0 3511,0 3529,0 3547,0 3566,0 3584,0 3602,0 3621,0 3639,0 3657,0 3676,0 3694,0 3712,0 3730,0 3749,0 3767,0 3785,0 3804,0 3822,0 3840,0 3858,0 3877,0 3895,0 3913,0 3932,0 3950,0 3968,0 3986,0 4005,0 4023,0 4041,0 4059,0 4078,0 4096,0 4114,0 4133,0 4151,0 4169,0 4187,0 4206,0 4224,0 4242,0 4261,0 4279,0 4297,0 4315,0 4334,0 4352,0 4371,0 4389,0 4407,0 4425,0 4444,0 4462,0 4480,0 4499,0 4517,0 4535,0 4553,0 4572,0 4590,0 4608,0 4627,0 4645,0 4663,0 4681,0 4700,0 4718,0 4737,0 4755,0 4774,0 4792,0 4810,0 4829,0 4847,0 4865,0 4883,0 4902,0 4920,0 4938,0 4957,0 4975,0 4993,0 5011,0 5030,0 5048,0 5066,0 5085,0 5103,0 5121,0 5140,0 5158,0 5176,0 5195,0 5213,0 5231,0 5249,0 5268,0 5286,0 5304,0 5323,0 5341,0 5359,0 5377,0 5396,0 5414,0 5432,0 5450,0 5469,0 5469,1915 5450,1915 5432,1915 5414,1915 5396,1915 5377,1915 5359,1915 5341,1915 5323,1915 5304,1915 5286,1915 5268,1915 5249,1915 5231,1915 5213,1915 5195,1915 5176,1915 5158,1915 5140,1915 5121,1915 5103,1915 5085,1915 5066,1915 5048,1915 5030,1915 5011,1915 4993,1915 4975,1915 4957,1915 4938,1915 4920,1915 4902,1915 4883,1915 4865,1915 4847,1915 4829,1915 4810,1915 4792,1915 4774,1915 4755,1915 4737,1915 4718,1915 4700,1915 4681,1915 4663,1915 4645,1915 4627,1915 4608,1915 4590,1915 4572,1915 4553,1915 4535,1915 4517,1915 4499,1915 4480,1915 4462,1915 4444,1915 4425,1915 4407,1915 4389,1915 4371,1915 4352,1915 4334,1915 4315,1915 4297,1915 4279,1915 4261,1915 4242,1915 4224,1915 4206,1915 4187,1915 4169,1915 4151,1915 4133,1915 4114,1915 4096,1915 4078,1915 4059,1915 4041,1915 4023,1915 4005,1915 3986,1915 3968,1915 3950,1915 3932,1915 3913,1915 3895,1915 3877,1915 3858,1915 3840,1915 3822,1915 3804,1915 3785,1915 3767,1915 3749,1915 3730,1915 3712,1915 3694,1915 3676,1915 3657,1915 3639,1915 3621,1915 3602,1915 3584,1915 3566,1915 3547,1915 3529,1915 3511,1915 3492,1915 3474,1915 3456,1915 3438,1915 3419,1915 3401,1915 3383,1915 3365,1915 3346,1915 3328,1915 3310,1915 3291,1915 3273,1915 3255,1915 3237,1915 3218,1915 3200,1915 3182,1915 3163,1915 3145,1915 3127,1915 3109,1915 3090,1915 3072,1915 3054,1915 3035,1915 3017,1915 2999,1915 2981,1915 2962,1915 2944,1915 2926,1915 2907,1915 2889,1915 2871,1915 2853,1915 2834,1915 2816,1915 2797,1915 2779,1915 2761,1915 2743,1915 2724,1915 2706,1915 2688,1915 2670,1915 2651,1915 2633,1915 2615,1915 2596,1915 2578,1915 2560,1915 2542,1915 2523,1915 2505,1915 2487,1915 2468,1915 2450,1915 2432,1915 2414,1915 2395,1915 2377,1915 2359,1915 2340,1915 2322,1915 2304,1915 2286,1915 2267,1915 2249,1915 2231,1915 2213,1915 2194,1915 2176,1915 2158,1915 2139,1915 2121,1915 2103,1915 2085,1915 2066,1915 2048,1915 2029,1915 2011,1915 1993,1915 1975,1915 1956,1915 1938,1915 1920,1915 1901,1915 1883,1915 1865,1915 1847,1915 1828,1915 1810,1915 1792,1915 1773,1915 1755,1915 1737,1915 1719,1915 1700,1915 1682,1915 1664,1915 1645,1915 1627,1915 1609,1915 1591,1915 1572,1915 1554,1915 1536,1915 1518,1915 1499,1915 1481,1915 1463,1915 1444,1915 1426,1915 1408,1915 1390,1915 1371,1915 1353,1915 1335,1915 1316,1915 1298,1915 1280,1915 1261,1915 1243,1915 1225,1915 1206,1915 1188,1915 1170,1915 1152,1915 1133,1915 1115,1915 1097,1915 1078,1915 1060,1915 1042,1915 1024,1915 1005,1915 987,1915 969,1915 950,1915 932,1915 914,1915 896,1915 877,1915 859,1915 841,1915 823,1915 804,1915 786,1915 768,1915 749,1915 731,1915 713,1915 695,1915 676,1915 658,1915 640,1915 621,1915 603,1915 585,1915 567,1915 548,1915 530,1915 511,1915 493,1915 475,1915 457,1915 438,1915 420,1915 402,1915 383,1915 365,1915 347,1915 329,1915 310,1915 292,1915 274,1915 255,1915 237,1915 219,1915 201,1915 182,1915 164,1915 146,1915 128,1915 109,1915 91,1915 73,1915 54,1915 36,1915 18,1915 0,1915">
          <text:p/>
        </draw:polygon>
        <draw:polygon draw:style-name="gr2" draw:text-style-name="P2" draw:layer="layout" svg:width="5.468cm" svg:height="0.819cm" svg:x="3.467cm" svg:y="4.029cm" svg:viewBox="0 0 5469 820" draw:points="0,810 18,810 36,810 54,810 73,809 91,809 109,809 128,809 146,809 164,809 182,809 201,809 219,809 237,809 255,809 274,809 292,809 310,809 329,809 347,809 365,809 383,809 402,809 420,809 438,809 457,809 475,809 493,809 511,809 530,809 548,809 567,808 585,808 603,808 621,808 640,808 658,808 676,808 695,808 713,808 731,808 749,808 768,807 786,807 804,807 823,807 841,807 859,807 877,806 896,806 914,806 932,806 950,806 969,805 987,805 1005,805 1024,805 1042,804 1060,804 1078,803 1097,803 1115,803 1133,802 1152,802 1170,802 1188,801 1206,801 1225,800 1243,800 1261,799 1280,799 1298,798 1316,798 1335,797 1353,796 1371,795 1390,794 1408,794 1426,793 1444,792 1463,791 1481,790 1499,789 1518,788 1536,787 1554,785 1572,784 1591,782 1609,781 1627,780 1645,778 1664,776 1682,774 1700,772 1719,770 1737,769 1755,766 1773,764 1792,762 1810,759 1828,757 1847,754 1865,751 1883,748 1901,745 1920,741 1938,738 1956,734 1975,731 1993,727 2011,723 2029,718 2048,714 2066,710 2085,705 2103,700 2121,694 2139,689 2158,684 2176,678 2194,672 2213,666 2231,659 2249,652 2267,645 2286,638 2304,631 2322,623 2340,615 2359,607 2377,599 2395,591 2414,582 2432,573 2450,564 2468,555 2487,546 2505,536 2523,526 2542,516 2560,506 2578,496 2596,486 2615,474 2633,463 2651,453 2670,442 2688,431 2706,421 2724,410 2743,399 2761,388 2779,377 2797,367 2816,356 2834,345 2853,335 2871,324 2889,314 2907,304 2926,294 2944,284 2962,274 2981,265 2999,255 3017,246 3035,237 3054,228 3072,219 3090,211 3109,202 3127,194 3145,187 3163,179 3182,172 3200,165 3218,158 3237,151 3255,145 3273,138 3291,132 3310,126 3328,121 3346,115 3365,110 3383,105 3401,100 3419,96 3438,91 3456,87 3474,83 3492,79 3511,75 3529,72 3547,68 3566,65 3584,62 3602,59 3621,56 3639,53 3657,51 3676,48 3694,46 3712,44 3730,42 3749,39 3767,37 3785,36 3804,34 3822,32 3840,31 3858,29 3877,27 3895,26 3913,25 3932,24 3950,22 3968,21 3986,20 4005,19 4023,18 4041,17 4059,16 4078,15 4096,15 4114,14 4133,13 4151,13 4169,12 4187,11 4206,11 4224,10 4242,9 4261,9 4279,9 4297,8 4315,8 4334,7 4352,7 4371,7 4389,6 4407,6 4425,6 4444,5 4462,5 4480,5 4499,5 4517,4 4535,4 4553,4 4572,3 4590,3 4608,3 4627,3 4645,3 4663,3 4681,3 4700,2 4718,2 4737,2 4755,2 4774,2 4792,2 4810,2 4829,2 4847,2 4865,1 4883,1 4902,1 4920,1 4938,1 4957,1 4975,1 4993,1 5011,1 5030,1 5048,1 5066,1 5085,1 5103,1 5121,1 5140,1 5158,1 5176,1 5195,1 5213,0 5231,0 5249,0 5268,0 5286,0 5304,0 5323,0 5341,0 5359,0 5377,0 5396,0 5414,0 5432,0 5450,0 5469,0 5469,11 5450,11 5432,11 5414,11 5396,11 5377,11 5359,11 5341,11 5323,11 5304,11 5286,11 5268,11 5249,11 5231,11 5213,11 5195,11 5176,11 5158,11 5140,11 5121,11 5103,11 5085,11 5066,11 5048,12 5030,12 5011,12 4993,12 4975,12 4957,12 4938,12 4920,12 4902,12 4883,12 4865,12 4847,12 4829,12 4810,12 4792,12 4774,13 4755,13 4737,13 4718,13 4700,13 4681,13 4663,13 4645,13 4627,14 4608,14 4590,14 4572,14 4553,14 4535,15 4517,15 4499,15 4480,15 4462,15 4444,16 4425,16 4407,17 4389,17 4371,17 4352,18 4334,18 4315,18 4297,19 4279,19 4261,20 4242,20 4224,21 4206,21 4187,22 4169,23 4151,23 4133,24 4114,25 4096,25 4078,26 4059,27 4041,28 4023,29 4005,30 3986,31 3968,32 3950,33 3932,34 3913,35 3895,37 3877,38 3858,39 3840,41 3822,43 3804,44 3785,46 3767,48 3749,50 3730,52 3712,54 3694,56 3676,59 3657,61 3639,64 3621,67 3602,69 3584,73 3566,76 3547,79 3529,82 3511,86 3492,90 3474,94 3456,98 3438,102 3419,106 3401,111 3383,116 3365,121 3346,126 3328,132 3310,137 3291,143 3273,149 3255,155 3237,162 3218,168 3200,175 3182,182 3163,190 3145,197 3127,205 3109,213 3090,221 3072,230 3054,238 3035,247 3017,256 2999,266 2981,275 2962,285 2944,294 2926,304 2907,314 2889,324 2871,335 2853,345 2834,356 2816,366 2797,377 2779,388 2761,399 2743,410 2724,420 2706,431 2688,442 2670,453 2651,463 2633,474 2615,486 2596,496 2578,506 2560,517 2542,527 2523,537 2505,547 2487,556 2468,566 2450,575 2432,584 2414,593 2395,601 2377,610 2359,618 2340,626 2322,634 2304,642 2286,649 2267,656 2249,663 2231,669 2213,676 2194,682 2176,688 2158,694 2139,700 2121,705 2103,710 2085,715 2066,720 2048,725 2029,729 2011,733 1993,738 1975,741 1956,745 1938,749 1920,752 1901,756 1883,759 1865,762 1847,764 1828,767 1810,770 1792,772 1773,775 1755,777 1737,779 1719,781 1700,783 1682,785 1664,787 1645,788 1627,790 1609,792 1591,793 1572,794 1554,796 1536,797 1518,798 1499,799 1481,800 1463,801 1444,802 1426,803 1408,804 1390,805 1371,806 1353,807 1335,807 1316,808 1298,809 1280,809 1261,810 1243,811 1225,811 1206,811 1188,812 1170,812 1152,813 1133,813 1115,814 1097,814 1078,814 1060,814 1042,815 1024,815 1005,815 987,816 969,816 950,816 932,817 914,817 896,817 877,817 859,817 841,817 823,818 804,818 786,818 768,818 749,818 731,818 713,818 695,819 676,819 658,819 640,819 621,819 603,819 585,819 567,819 548,819 530,819 511,819 493,819 475,819 457,820 438,820 420,820 402,820 383,820 365,820 347,820 329,820 310,820 292,820 274,820 255,820 237,820 219,820 201,820 182,820 164,820 146,820 128,820 109,820 91,820 73,820 54,820 36,820 18,820 0,820">
          <text:p/>
        </draw:polygon>
        <draw:polygon draw:style-name="gr3" draw:text-style-name="P3" draw:layer="layout" svg:width="5.468cm" svg:height="1.095cm" svg:x="3.467cm" svg:y="0.683cm" svg:viewBox="0 0 5469 1096" draw:points="0,0 18,0 36,0 54,0 73,0 91,0 109,0 128,0 146,0 164,0 182,0 201,0 219,0 237,0 255,0 274,0 292,0 310,0 329,0 347,0 365,0 383,0 402,0 420,0 438,0 457,0 475,0 493,0 511,0 530,0 548,0 567,0 585,0 603,0 621,0 640,0 658,0 676,0 695,0 713,0 731,0 749,0 768,0 786,0 804,0 823,0 841,0 859,0 877,0 896,0 914,0 932,0 950,0 969,0 987,0 1005,0 1024,0 1042,0 1060,0 1078,0 1097,0 1115,0 1133,0 1152,0 1170,0 1188,0 1206,0 1225,0 1243,0 1261,0 1280,0 1298,0 1316,0 1335,0 1353,0 1371,0 1390,0 1408,0 1426,0 1444,0 1463,0 1481,0 1499,0 1518,0 1536,0 1554,0 1572,0 1591,0 1609,0 1627,0 1645,0 1664,0 1682,0 1700,0 1719,0 1737,0 1755,0 1773,0 1792,0 1810,0 1828,0 1847,0 1865,0 1883,0 1901,0 1920,0 1938,0 1956,0 1975,0 1993,0 2011,0 2029,0 2048,0 2066,0 2085,0 2103,0 2121,0 2139,0 2158,0 2176,0 2194,0 2213,0 2231,0 2249,0 2267,0 2286,0 2304,0 2322,0 2340,0 2359,0 2377,0 2395,0 2414,0 2432,0 2450,0 2468,0 2487,0 2505,0 2523,0 2542,0 2560,0 2578,0 2596,0 2615,0 2633,0 2651,0 2670,0 2688,0 2706,0 2724,0 2743,0 2761,0 2779,0 2797,0 2816,0 2834,0 2853,0 2871,0 2889,0 2907,0 2926,0 2944,0 2962,0 2981,0 2999,0 3017,0 3035,0 3054,0 3072,0 3090,0 3109,0 3127,0 3145,0 3163,0 3182,0 3200,0 3218,0 3237,0 3255,0 3273,0 3291,0 3310,0 3328,0 3346,0 3365,0 3383,0 3401,0 3419,0 3438,0 3456,0 3474,0 3492,0 3511,0 3529,0 3547,0 3566,0 3584,0 3602,0 3621,0 3639,0 3657,0 3676,0 3694,0 3712,0 3730,0 3749,0 3767,0 3785,0 3804,0 3822,0 3840,0 3858,0 3877,0 3895,0 3913,0 3932,0 3950,0 3968,0 3986,0 4005,0 4023,0 4041,0 4059,0 4078,0 4096,0 4114,0 4133,0 4151,0 4169,0 4187,0 4206,0 4224,0 4242,0 4261,0 4279,0 4297,0 4315,0 4334,0 4352,0 4371,0 4389,0 4407,0 4425,0 4444,0 4462,0 4480,0 4499,0 4517,0 4535,0 4553,0 4572,0 4590,0 4608,0 4627,0 4645,0 4663,0 4681,0 4700,0 4718,0 4737,0 4755,0 4774,0 4792,0 4810,0 4829,0 4847,0 4865,0 4883,0 4902,0 4920,0 4938,0 4957,0 4975,0 4993,0 5011,0 5030,0 5048,0 5066,0 5085,0 5103,0 5121,0 5140,0 5158,0 5176,0 5195,0 5213,0 5231,0 5249,0 5268,0 5286,0 5304,0 5323,0 5341,0 5359,0 5377,0 5396,0 5414,0 5432,0 5450,0 5469,0 5469,1096 5450,1096 5432,1096 5414,1096 5396,1096 5377,1096 5359,1096 5341,1096 5323,1096 5304,1096 5286,1096 5268,1096 5249,1096 5231,1096 5213,1096 5195,1096 5176,1096 5158,1096 5140,1096 5121,1096 5103,1096 5085,1096 5066,1096 5048,1096 5030,1096 5011,1096 4993,1096 4975,1096 4957,1096 4938,1096 4920,1096 4902,1096 4883,1096 4865,1096 4847,1096 4829,1096 4810,1096 4792,1096 4774,1096 4755,1096 4737,1096 4718,1096 4700,1096 4681,1096 4663,1096 4645,1096 4627,1096 4608,1096 4590,1096 4572,1096 4553,1096 4535,1096 4517,1096 4499,1096 4480,1096 4462,1096 4444,1096 4425,1096 4407,1096 4389,1096 4371,1096 4352,1096 4334,1096 4315,1096 4297,1096 4279,1096 4261,1096 4242,1096 4224,1096 4206,1096 4187,1096 4169,1096 4151,1096 4133,1096 4114,1096 4096,1096 4078,1096 4059,1096 4041,1096 4023,1096 4005,1096 3986,1096 3968,1096 3950,1096 3932,1096 3913,1096 3895,1096 3877,1096 3858,1096 3840,1096 3822,1096 3804,1096 3785,1096 3767,1096 3749,1096 3730,1096 3712,1096 3694,1096 3676,1096 3657,1096 3639,1096 3621,1096 3602,1096 3584,1096 3566,1096 3547,1096 3529,1096 3511,1096 3492,1096 3474,1096 3456,1096 3438,1096 3419,1096 3401,1096 3383,1096 3365,1096 3346,1096 3328,1096 3310,1096 3291,1096 3273,1096 3255,1096 3237,1096 3218,1096 3200,1096 3182,1096 3163,1096 3145,1096 3127,1096 3109,1096 3090,1096 3072,1096 3054,1096 3035,1096 3017,1096 2999,1096 2981,1096 2962,1096 2944,1096 2926,1096 2907,1096 2889,1096 2871,1096 2853,1096 2834,1096 2816,1096 2797,1096 2779,1096 2761,1096 2743,1096 2724,1096 2706,1096 2688,1096 2670,1096 2651,1096 2633,1096 2615,1096 2596,1096 2578,1096 2560,1096 2542,1096 2523,1096 2505,1096 2487,1096 2468,1096 2450,1096 2432,1096 2414,1096 2395,1096 2377,1096 2359,1096 2340,1096 2322,1096 2304,1096 2286,1096 2267,1096 2249,1096 2231,1096 2213,1096 2194,1096 2176,1096 2158,1096 2139,1096 2121,1096 2103,1096 2085,1096 2066,1096 2048,1096 2029,1096 2011,1096 1993,1096 1975,1096 1956,1096 1938,1096 1920,1096 1901,1096 1883,1096 1865,1096 1847,1096 1828,1096 1810,1096 1792,1096 1773,1096 1755,1096 1737,1096 1719,1096 1700,1096 1682,1096 1664,1096 1645,1096 1627,1096 1609,1096 1591,1096 1572,1096 1554,1096 1536,1096 1518,1096 1499,1096 1481,1096 1463,1096 1444,1096 1426,1096 1408,1096 1390,1096 1371,1096 1353,1096 1335,1096 1316,1096 1298,1096 1280,1096 1261,1096 1243,1096 1225,1096 1206,1096 1188,1096 1170,1096 1152,1096 1133,1096 1115,1096 1097,1096 1078,1096 1060,1096 1042,1096 1024,1096 1005,1096 987,1096 969,1096 950,1096 932,1096 914,1096 896,1096 877,1096 859,1096 841,1096 823,1096 804,1096 786,1096 768,1096 749,1096 731,1096 713,1096 695,1096 676,1096 658,1096 640,1096 621,1096 603,1096 585,1096 567,1096 548,1096 530,1096 511,1096 493,1096 475,1096 457,1096 438,1096 420,1096 402,1096 383,1096 365,1096 347,1096 329,1096 310,1096 292,1096 274,1096 255,1096 237,1096 219,1096 201,1096 182,1096 164,1096 146,1096 128,1096 109,1096 91,1096 73,1096 54,1096 36,1096 18,1096 0,1096">
          <text:p/>
        </draw:polygon>
        <draw:polygon draw:style-name="gr4" draw:text-style-name="P4" draw:layer="layout" svg:width="5.468cm" svg:height="0.115cm" svg:x="3.467cm" svg:y="0.231cm" svg:viewBox="0 0 5469 116" draw:points="0,0 18,0 36,0 54,0 73,0 91,0 109,0 128,0 146,0 164,0 182,0 201,0 219,0 237,0 255,0 274,0 292,0 310,0 329,0 347,0 365,0 383,0 402,0 420,0 438,0 457,0 475,0 493,0 511,0 530,0 548,0 567,0 585,0 603,0 621,0 640,0 658,0 676,0 695,0 713,0 731,0 749,0 768,0 786,0 804,0 823,0 841,0 859,0 877,0 896,0 914,0 932,0 950,0 969,0 987,0 1005,0 1024,0 1042,0 1060,0 1078,0 1097,0 1115,0 1133,0 1152,0 1170,0 1188,0 1206,0 1225,0 1243,0 1261,0 1280,0 1298,0 1316,0 1335,0 1353,0 1371,0 1390,0 1408,0 1426,0 1444,0 1463,0 1481,0 1499,0 1518,0 1536,0 1554,0 1572,0 1591,0 1609,0 1627,0 1645,0 1664,0 1682,0 1700,0 1719,0 1737,0 1755,0 1773,0 1792,0 1810,0 1828,0 1847,0 1865,0 1883,0 1901,0 1920,0 1938,0 1956,0 1975,0 1993,0 2011,0 2029,0 2048,0 2066,0 2085,0 2103,0 2121,0 2139,0 2158,0 2176,0 2194,0 2213,0 2231,0 2249,0 2267,0 2286,0 2304,0 2322,0 2340,0 2359,0 2377,0 2395,0 2414,0 2432,0 2450,0 2468,0 2487,0 2505,0 2523,0 2542,0 2560,0 2578,0 2596,0 2615,0 2633,0 2651,0 2670,0 2688,0 2706,0 2724,0 2743,0 2761,0 2779,0 2797,0 2816,0 2834,0 2853,0 2871,0 2889,0 2907,0 2926,0 2944,0 2962,0 2981,0 2999,0 3017,0 3035,0 3054,0 3072,0 3090,0 3109,0 3127,0 3145,0 3163,0 3182,0 3200,0 3218,0 3237,0 3255,0 3273,0 3291,0 3310,0 3328,0 3346,0 3365,0 3383,0 3401,0 3419,0 3438,0 3456,0 3474,0 3492,0 3511,0 3529,0 3547,0 3566,0 3584,0 3602,0 3621,0 3639,0 3657,0 3676,0 3694,0 3712,0 3730,0 3749,0 3767,0 3785,0 3804,0 3822,0 3840,0 3858,0 3877,0 3895,0 3913,0 3932,0 3950,0 3968,0 3986,0 4005,0 4023,0 4041,0 4059,0 4078,0 4096,0 4114,0 4133,0 4151,0 4169,0 4187,0 4206,0 4224,0 4242,0 4261,0 4279,0 4297,0 4315,0 4334,0 4352,0 4371,0 4389,0 4407,0 4425,0 4444,0 4462,0 4480,0 4499,0 4517,0 4535,0 4553,0 4572,0 4590,0 4608,0 4627,0 4645,0 4663,0 4681,0 4700,0 4718,0 4737,0 4755,0 4774,0 4792,0 4810,0 4829,0 4847,0 4865,0 4883,0 4902,0 4920,0 4938,0 4957,0 4975,0 4993,0 5011,0 5030,0 5048,0 5066,0 5085,0 5103,0 5121,0 5140,0 5158,0 5176,0 5195,0 5213,0 5231,0 5249,0 5268,0 5286,0 5304,0 5323,0 5341,0 5359,0 5377,0 5396,0 5414,0 5432,0 5450,0 5469,0 5469,116 5450,116 5432,116 5414,116 5396,116 5377,116 5359,116 5341,116 5323,116 5304,116 5286,116 5268,116 5249,116 5231,116 5213,116 5195,116 5176,116 5158,116 5140,116 5121,116 5103,116 5085,116 5066,116 5048,116 5030,116 5011,116 4993,116 4975,116 4957,116 4938,116 4920,116 4902,116 4883,116 4865,116 4847,116 4829,116 4810,116 4792,116 4774,116 4755,116 4737,116 4718,116 4700,116 4681,116 4663,116 4645,116 4627,116 4608,116 4590,116 4572,116 4553,116 4535,116 4517,116 4499,116 4480,116 4462,116 4444,116 4425,116 4407,116 4389,116 4371,116 4352,116 4334,116 4315,116 4297,116 4279,116 4261,116 4242,116 4224,116 4206,116 4187,116 4169,116 4151,116 4133,116 4114,116 4096,116 4078,116 4059,116 4041,116 4023,116 4005,116 3986,116 3968,116 3950,116 3932,116 3913,116 3895,116 3877,116 3858,116 3840,116 3822,116 3804,116 3785,116 3767,116 3749,116 3730,116 3712,116 3694,116 3676,116 3657,116 3639,116 3621,116 3602,116 3584,116 3566,116 3547,116 3529,116 3511,116 3492,116 3474,116 3456,116 3438,116 3419,116 3401,116 3383,116 3365,116 3346,116 3328,116 3310,116 3291,116 3273,116 3255,116 3237,116 3218,116 3200,116 3182,116 3163,116 3145,116 3127,116 3109,116 3090,116 3072,116 3054,116 3035,116 3017,116 2999,116 2981,116 2962,116 2944,116 2926,116 2907,116 2889,116 2871,116 2853,116 2834,116 2816,116 2797,116 2779,116 2761,116 2743,116 2724,116 2706,116 2688,116 2670,116 2651,116 2633,116 2615,116 2596,116 2578,116 2560,116 2542,116 2523,116 2505,116 2487,116 2468,116 2450,116 2432,116 2414,116 2395,116 2377,116 2359,116 2340,116 2322,116 2304,116 2286,116 2267,116 2249,116 2231,116 2213,116 2194,116 2176,116 2158,116 2139,116 2121,116 2103,116 2085,116 2066,116 2048,116 2029,116 2011,116 1993,116 1975,116 1956,116 1938,116 1920,116 1901,116 1883,116 1865,116 1847,116 1828,116 1810,116 1792,116 1773,116 1755,116 1737,116 1719,116 1700,116 1682,116 1664,116 1645,116 1627,116 1609,116 1591,116 1572,116 1554,116 1536,116 1518,116 1499,116 1481,116 1463,116 1444,116 1426,116 1408,116 1390,116 1371,116 1353,116 1335,116 1316,116 1298,116 1280,116 1261,116 1243,116 1225,116 1206,116 1188,116 1170,116 1152,116 1133,116 1115,116 1097,116 1078,116 1060,116 1042,116 1024,116 1005,116 987,116 969,116 950,116 932,116 914,116 896,116 877,116 859,116 841,116 823,116 804,116 786,116 768,116 749,116 731,116 713,116 695,116 676,116 658,116 640,116 621,116 603,116 585,116 567,116 548,116 530,116 511,116 493,116 475,116 457,116 438,116 420,116 402,116 383,116 365,116 347,116 329,116 310,116 292,116 274,116 255,116 237,116 219,116 201,116 182,116 164,116 146,116 128,116 109,116 91,116 73,116 54,116 36,116 18,116 0,116">
          <text:p/>
        </draw:polygon>
        <draw:polygon draw:style-name="gr5" draw:text-style-name="P5" draw:layer="layout" svg:width="5.468cm" svg:height="0.596cm" svg:x="9.104cm" svg:y="3.783cm" svg:viewBox="0 0 5469 597" draw:points="0,0 18,0 36,0 55,0 73,0 91,0 110,0 128,1 146,1 164,1 183,1 201,1 219,1 238,1 256,1 274,1 292,1 311,1 329,1 347,1 366,1 384,1 402,1 421,1 439,1 457,1 476,1 494,1 512,1 530,1 549,1 567,1 585,1 603,1 622,1 640,1 658,1 677,1 695,1 713,1 731,1 750,1 768,1 786,1 805,1 823,2 841,2 859,2 878,2 896,2 914,2 933,2 951,2 969,3 987,3 1006,3 1024,3 1042,3 1060,3 1079,3 1097,3 1115,3 1134,4 1152,4 1171,4 1188,4 1207,4 1225,5 1244,5 1262,5 1280,5 1298,5 1317,6 1335,6 1353,6 1372,7 1390,7 1408,7 1426,8 1445,8 1463,9 1481,9 1500,9 1518,10 1536,10 1554,11 1573,11 1591,12 1609,13 1628,13 1646,14 1664,15 1682,15 1701,16 1719,17 1737,18 1755,19 1774,20 1792,21 1810,22 1829,23 1847,24 1865,25 1883,26 1902,28 1920,29 1939,31 1957,32 1975,34 1993,35 2012,37 2030,39 2048,41 2067,43 2085,44 2103,47 2121,49 2140,51 2158,54 2176,56 2195,59 2213,61 2231,64 2249,67 2268,70 2286,72 2304,76 2323,79 2341,82 2359,86 2377,90 2396,93 2414,97 2432,101 2450,104 2469,108 2487,113 2505,116 2524,121 2542,125 2560,129 2578,133 2597,138 2615,142 2633,146 2652,151 2670,155 2688,160 2706,164 2725,169 2743,174 2762,178 2780,182 2798,187 2816,192 2835,196 2853,200 2871,205 2890,209 2908,213 2926,218 2944,222 2963,226 2981,230 2999,234 3018,238 3036,242 3054,245 3072,249 3091,253 3109,256 3127,259 3145,262 3164,266 3182,269 3200,272 3219,275 3237,278 3255,280 3273,283 3292,285 3310,288 3328,290 3347,292 3365,295 3383,297 3401,299 3420,301 3438,303 3457,304 3475,306 3493,308 3511,309 3530,311 3548,312 3566,314 3585,315 3603,316 3621,317 3639,319 3658,320 3676,321 3694,322 3712,322 3731,323 3749,324 3767,325 3786,326 3804,327 3822,327 3840,328 3859,329 3877,329 3895,330 3914,331 3932,331 3950,332 3968,332 3987,332 4005,333 4023,333 4042,334 4060,334 4078,334 4096,335 4115,335 4133,335 4151,335 4170,336 4188,336 4206,337 4225,337 4243,337 4261,337 4280,337 4298,338 4316,338 4334,338 4353,338 4371,338 4389,338 4407,338 4426,339 4444,339 4462,339 4481,339 4499,339 4517,339 4535,339 4554,339 4573,339 4591,339 4610,339 4628,340 4646,340 4664,340 4683,340 4701,340 4719,340 4738,340 4756,340 4774,340 4792,340 4811,340 4829,340 4847,340 4866,340 4884,340 4902,340 4920,340 4939,340 4957,340 4976,340 4993,340 5012,340 5030,340 5049,340 5067,340 5085,340 5103,340 5122,341 5140,341 5158,341 5177,341 5195,341 5213,341 5231,341 5250,341 5268,341 5286,341 5305,341 5323,341 5341,341 5359,341 5378,341 5396,341 5414,341 5433,341 5451,341 5469,341 5469,597 5451,597 5433,597 5414,597 5396,597 5378,597 5359,597 5341,597 5323,597 5305,597 5286,597 5268,597 5250,597 5231,597 5213,597 5195,597 5177,597 5158,597 5140,597 5122,597 5103,597 5085,597 5067,597 5049,597 5030,597 5012,597 4993,597 4976,597 4957,597 4939,597 4920,597 4902,597 4884,597 4866,596 4847,596 4829,596 4811,596 4792,596 4774,596 4756,596 4738,596 4719,596 4701,596 4683,596 4664,596 4646,596 4628,596 4610,595 4591,595 4573,595 4554,595 4535,595 4517,595 4499,595 4481,595 4462,595 4444,595 4426,595 4407,594 4389,594 4371,594 4353,594 4334,594 4316,594 4298,593 4280,593 4261,593 4243,593 4225,593 4206,593 4188,592 4170,592 4151,592 4133,592 4115,591 4096,591 4078,591 4060,590 4042,590 4023,589 4005,589 3987,588 3968,588 3950,588 3932,587 3914,587 3895,586 3877,586 3859,585 3840,584 3822,583 3804,583 3786,582 3767,581 3749,580 3731,580 3712,579 3694,578 3676,577 3658,576 3639,575 3621,573 3603,572 3585,571 3566,570 3548,568 3530,567 3511,565 3493,564 3475,562 3457,561 3438,559 3420,557 3401,555 3383,553 3365,551 3347,549 3328,546 3310,544 3292,541 3273,539 3255,536 3237,534 3219,531 3200,528 3182,525 3164,522 3145,519 3127,515 3109,512 3091,509 3072,505 3054,501 3036,498 3018,494 2999,490 2981,486 2963,482 2944,478 2926,474 2908,470 2890,465 2871,461 2853,456 2835,452 2816,448 2798,443 2780,438 2762,434 2743,430 2725,425 2706,420 2688,416 2670,411 2652,407 2633,403 2615,398 2597,394 2578,389 2560,385 2542,381 2524,377 2505,373 2487,368 2469,364 2450,361 2432,357 2414,353 2396,350 2377,346 2359,343 2341,339 2323,336 2304,333 2286,329 2268,327 2249,324 2231,321 2213,318 2195,315 2176,313 2158,310 2140,308 2121,306 2103,304 2085,302 2067,299 2048,298 2030,296 2012,294 1993,292 1975,291 1957,289 1939,287 1920,286 1902,285 1883,284 1865,282 1847,281 1829,280 1810,279 1792,278 1774,277 1755,276 1737,275 1719,274 1701,273 1682,272 1664,272 1646,271 1628,270 1609,270 1591,269 1573,268 1554,268 1536,267 1518,267 1500,266 1481,266 1463,266 1445,265 1426,265 1408,264 1390,264 1372,264 1353,264 1335,263 1317,263 1298,262 1280,262 1262,262 1244,262 1225,261 1207,261 1188,261 1171,261 1152,261 1134,261 1115,260 1097,260 1079,260 1060,260 1042,260 1024,260 1006,260 987,260 969,259 951,259 933,259 914,259 896,259 878,259 859,259 841,259 823,259 805,259 786,259 768,259 750,259 731,259 713,259 695,258 677,258 658,258 640,258 622,258 603,258 585,258 567,258 549,258 530,258 512,258 494,258 476,258 457,258 439,258 421,258 402,258 384,258 366,258 347,258 329,258 311,258 292,258 274,258 256,258 238,258 219,258 201,258 183,258 164,258 146,258 128,258 110,258 91,258 73,258 55,258 36,258 18,258 0,258">
          <text:p/>
        </draw:polygon>
        <draw:polygon draw:style-name="gr6" draw:text-style-name="P6" draw:layer="layout" svg:width="5.468cm" svg:height="0.469cm" svg:x="9.104cm" svg:y="4.379cm" svg:viewBox="0 0 5469 470"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470 5451,470 5433,470 5414,470 5396,470 5378,470 5359,470 5341,470 5323,470 5305,470 5286,470 5268,470 5250,470 5231,470 5213,470 5195,470 5177,470 5158,470 5140,470 5122,470 5103,470 5085,470 5067,470 5049,470 5030,470 5012,470 4993,470 4976,470 4957,470 4939,470 4920,470 4902,470 4884,470 4866,470 4847,470 4829,470 4811,470 4792,470 4774,470 4756,470 4738,470 4719,470 4701,470 4683,470 4664,470 4646,470 4628,470 4610,470 4591,470 4573,470 4554,470 4535,470 4517,470 4499,470 4481,470 4462,470 4444,470 4426,470 4407,470 4389,470 4371,470 4353,470 4334,470 4316,470 4298,470 4280,470 4261,470 4243,470 4225,470 4206,470 4188,470 4170,470 4151,470 4133,470 4115,470 4096,470 4078,470 4060,470 4042,470 4023,470 4005,470 3987,470 3968,470 3950,470 3932,470 3914,470 3895,470 3877,470 3859,470 3840,470 3822,470 3804,470 3786,470 3767,470 3749,470 3731,470 3712,470 3694,470 3676,470 3658,470 3639,470 3621,470 3603,470 3585,470 3566,470 3548,470 3530,470 3511,470 3493,470 3475,470 3457,470 3438,470 3420,470 3401,470 3383,470 3365,470 3347,470 3328,470 3310,470 3292,470 3273,470 3255,470 3237,470 3219,470 3200,470 3182,470 3164,470 3145,470 3127,470 3109,470 3091,470 3072,470 3054,470 3036,470 3018,470 2999,470 2981,470 2963,470 2944,470 2926,470 2908,470 2890,470 2871,470 2853,470 2835,470 2816,470 2798,470 2780,470 2762,470 2743,470 2725,470 2706,470 2688,470 2670,470 2652,470 2633,470 2615,470 2597,470 2578,470 2560,470 2542,470 2524,470 2505,470 2487,470 2469,470 2450,470 2432,470 2414,470 2396,470 2377,470 2359,470 2341,470 2323,470 2304,470 2286,470 2268,470 2249,470 2231,470 2213,470 2195,470 2176,470 2158,470 2140,470 2121,470 2103,470 2085,470 2067,470 2048,470 2030,470 2012,470 1993,470 1975,470 1957,470 1939,470 1920,470 1902,470 1883,470 1865,470 1847,470 1829,470 1810,470 1792,470 1774,470 1755,470 1737,470 1719,470 1701,470 1682,470 1664,470 1646,470 1628,470 1609,470 1591,470 1573,470 1554,470 1536,470 1518,470 1500,470 1481,470 1463,470 1445,470 1426,470 1408,470 1390,470 1372,470 1353,470 1335,470 1317,470 1298,470 1280,470 1262,470 1244,470 1225,470 1207,470 1188,470 1171,470 1152,470 1134,470 1115,470 1097,470 1079,470 1060,470 1042,470 1024,470 1006,470 987,470 969,470 951,470 933,470 914,470 896,470 878,470 859,470 841,470 823,470 805,470 786,470 768,470 750,470 731,470 713,470 695,470 677,470 658,470 640,470 622,470 603,470 585,470 567,470 549,470 530,470 512,470 494,470 476,470 457,470 439,470 421,470 402,470 384,470 366,470 347,470 329,470 311,470 292,470 274,470 256,470 238,470 219,470 201,470 183,470 164,470 146,470 128,470 110,470 91,470 73,470 55,470 36,470 18,470 0,470">
          <text:p/>
        </draw:polygon>
        <draw:polygon draw:style-name="gr5" draw:text-style-name="P5" draw:layer="layout" svg:width="5.468cm" svg:height="1.668cm" svg:x="9.104cm" svg:y="2.115cm" svg:viewBox="0 0 5469 1669"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1669 5451,1669 5433,1669 5414,1669 5396,1669 5378,1669 5359,1669 5341,1669 5323,1669 5305,1669 5286,1669 5268,1669 5250,1669 5231,1669 5213,1669 5195,1669 5177,1669 5158,1669 5140,1669 5122,1669 5103,1669 5085,1669 5067,1669 5049,1669 5030,1669 5012,1669 4993,1669 4976,1669 4957,1669 4939,1669 4920,1669 4902,1669 4884,1669 4866,1669 4847,1669 4829,1669 4811,1669 4792,1669 4774,1669 4756,1669 4738,1669 4719,1669 4701,1669 4683,1669 4664,1669 4646,1669 4628,1669 4610,1669 4591,1669 4573,1669 4554,1669 4535,1669 4517,1669 4499,1669 4481,1669 4462,1669 4444,1669 4426,1669 4407,1669 4389,1669 4371,1669 4353,1669 4334,1669 4316,1669 4298,1669 4280,1669 4261,1669 4243,1669 4225,1669 4206,1669 4188,1669 4170,1669 4151,1669 4133,1669 4115,1669 4096,1669 4078,1669 4060,1669 4042,1669 4023,1669 4005,1669 3987,1669 3968,1669 3950,1669 3932,1669 3914,1669 3895,1669 3877,1669 3859,1669 3840,1669 3822,1669 3804,1669 3786,1669 3767,1669 3749,1669 3731,1669 3712,1669 3694,1669 3676,1669 3658,1669 3639,1669 3621,1669 3603,1669 3585,1669 3566,1669 3548,1669 3530,1669 3511,1669 3493,1669 3475,1669 3457,1669 3438,1669 3420,1669 3401,1669 3383,1669 3365,1669 3347,1669 3328,1669 3310,1669 3292,1669 3273,1669 3255,1669 3237,1669 3219,1669 3200,1669 3182,1669 3164,1669 3145,1669 3127,1669 3109,1669 3091,1669 3072,1669 3054,1669 3036,1669 3018,1669 2999,1669 2981,1669 2963,1669 2944,1669 2926,1669 2908,1669 2890,1669 2871,1669 2853,1669 2835,1669 2816,1669 2798,1669 2780,1669 2762,1669 2743,1669 2725,1669 2706,1669 2688,1669 2670,1669 2652,1669 2633,1669 2615,1669 2597,1669 2578,1669 2560,1669 2542,1669 2524,1669 2505,1669 2487,1669 2469,1669 2450,1669 2432,1669 2414,1669 2396,1669 2377,1669 2359,1669 2341,1669 2323,1669 2304,1669 2286,1669 2268,1669 2249,1669 2231,1669 2213,1669 2195,1669 2176,1669 2158,1669 2140,1669 2121,1669 2103,1669 2085,1669 2067,1669 2048,1669 2030,1669 2012,1669 1993,1669 1975,1669 1957,1669 1939,1669 1920,1669 1902,1669 1883,1669 1865,1669 1847,1669 1829,1669 1810,1669 1792,1669 1774,1669 1755,1669 1737,1669 1719,1669 1701,1669 1682,1669 1664,1669 1646,1669 1628,1669 1609,1669 1591,1669 1573,1669 1554,1669 1536,1669 1518,1669 1500,1669 1481,1669 1463,1669 1445,1669 1426,1669 1408,1669 1390,1669 1372,1669 1353,1669 1335,1669 1317,1669 1298,1669 1280,1669 1262,1669 1244,1669 1225,1669 1207,1669 1188,1669 1171,1669 1152,1669 1134,1669 1115,1669 1097,1669 1079,1669 1060,1669 1042,1669 1024,1669 1006,1669 987,1669 969,1669 951,1669 933,1669 914,1669 896,1669 878,1669 859,1669 841,1669 823,1669 805,1669 786,1669 768,1669 750,1669 731,1669 713,1669 695,1669 677,1669 658,1669 640,1669 622,1669 603,1669 585,1669 567,1669 549,1669 530,1669 512,1669 494,1669 476,1669 457,1669 439,1669 421,1669 402,1669 384,1669 366,1669 347,1669 329,1669 311,1669 292,1669 274,1669 256,1669 238,1669 219,1669 201,1669 183,1669 164,1669 146,1669 128,1669 110,1669 91,1669 73,1669 55,1669 36,1669 18,1669 0,1669">
          <text:p/>
        </draw:polygon>
        <draw:polygon draw:style-name="gr6" draw:text-style-name="P6" draw:layer="layout" svg:width="5.468cm" svg:height="0.595cm" svg:x="9.104cm" svg:y="3.784cm" svg:viewBox="0 0 5469 596" draw:points="0,594 18,594 36,594 55,594 73,594 91,594 110,594 128,594 146,594 164,594 183,594 201,594 219,594 238,594 256,594 274,593 292,593 311,593 329,593 347,593 366,593 384,593 402,593 421,593 439,593 457,593 476,593 494,593 512,593 530,593 549,593 567,593 585,593 603,593 622,593 640,593 658,593 677,593 695,592 713,592 731,592 750,592 768,592 786,592 805,592 823,592 841,592 859,592 878,591 896,591 914,591 933,591 951,591 969,591 987,591 1006,590 1024,590 1042,590 1060,590 1079,590 1097,589 1115,589 1134,588 1152,588 1171,588 1188,588 1207,587 1225,587 1244,587 1262,586 1280,586 1298,585 1317,585 1335,584 1353,584 1372,583 1390,582 1408,582 1426,581 1445,581 1463,580 1481,579 1500,579 1518,578 1536,577 1554,576 1573,575 1591,574 1609,573 1628,572 1646,570 1664,569 1682,568 1701,567 1719,565 1737,563 1755,562 1774,560 1792,558 1810,557 1829,555 1847,553 1865,551 1883,549 1902,546 1920,544 1939,541 1957,539 1975,536 1993,533 2012,530 2030,527 2048,524 2067,520 2085,517 2103,513 2121,509 2140,505 2158,501 2176,497 2195,493 2213,488 2231,483 2249,478 2268,473 2286,468 2304,463 2323,457 2341,451 2359,446 2377,439 2396,433 2414,427 2432,420 2450,414 2469,407 2487,400 2505,393 2524,386 2542,379 2560,371 2578,364 2597,356 2615,348 2633,340 2652,333 2670,325 2688,317 2706,309 2725,301 2743,293 2762,285 2780,277 2798,270 2816,262 2835,254 2853,246 2871,239 2890,231 2908,223 2926,216 2944,209 2963,201 2981,194 2999,187 3018,181 3036,174 3054,168 3072,161 3091,155 3109,149 3127,143 3145,137 3164,132 3182,126 3200,121 3219,116 3237,111 3255,107 3273,102 3292,97 3310,93 3328,89 3347,85 3365,80 3383,77 3401,73 3420,70 3438,66 3457,63 3475,60 3493,58 3511,55 3530,52 3548,49 3566,47 3585,45 3603,43 3621,41 3639,39 3658,37 3676,35 3694,33 3712,31 3731,30 3749,28 3767,27 3786,25 3804,24 3822,23 3840,22 3859,21 3877,20 3895,18 3914,18 3932,17 3950,16 3968,15 3987,14 4005,14 4023,13 4042,12 4060,11 4078,11 4096,10 4115,10 4133,9 4151,9 4170,8 4188,8 4206,7 4225,7 4243,6 4261,6 4280,6 4298,5 4316,5 4334,5 4353,5 4371,4 4389,4 4407,4 4426,4 4444,3 4462,3 4481,3 4499,3 4517,3 4535,3 4554,2 4573,2 4591,2 4610,2 4628,2 4646,2 4664,2 4683,2 4701,1 4719,1 4738,1 4756,1 4774,1 4792,1 4811,1 4829,1 4847,1 4866,0 4884,0 4902,0 4920,0 4939,0 4957,0 4976,0 4993,0 5012,0 5030,0 5049,0 5067,0 5085,0 5103,0 5122,0 5140,0 5158,0 5177,0 5195,0 5213,0 5231,0 5250,0 5268,0 5286,0 5305,0 5323,0 5341,0 5359,0 5378,0 5396,0 5414,0 5433,0 5451,0 5469,0 5469,2 5451,2 5433,2 5414,2 5396,2 5378,2 5359,2 5341,2 5323,2 5305,2 5286,2 5268,2 5250,2 5231,2 5213,2 5195,2 5177,2 5158,2 5140,2 5122,2 5103,2 5085,2 5067,2 5049,2 5030,2 5012,2 4993,2 4976,2 4957,2 4939,2 4920,2 4902,3 4884,3 4866,3 4847,3 4829,3 4811,3 4792,3 4774,3 4756,3 4738,3 4719,3 4701,3 4683,3 4664,4 4646,4 4628,4 4610,4 4591,4 4573,4 4554,4 4535,4 4517,5 4499,5 4481,5 4462,5 4444,5 4426,5 4407,6 4389,6 4371,6 4353,6 4334,7 4316,7 4298,8 4280,8 4261,8 4243,9 4225,9 4206,9 4188,10 4170,10 4151,11 4133,11 4115,12 4096,12 4078,13 4060,14 4042,14 4023,15 4005,15 3987,16 3968,17 3950,18 3932,19 3914,20 3895,21 3877,22 3859,23 3840,24 3822,25 3804,26 3786,28 3767,29 3749,30 3731,32 3712,33 3694,35 3676,37 3658,39 3639,41 3621,42 3603,45 3585,47 3566,49 3548,52 3530,54 3511,57 3493,59 3475,62 3457,65 3438,69 3420,72 3401,75 3383,79 3365,82 3347,87 3328,91 3310,95 3292,100 3273,104 3255,108 3237,113 3219,118 3200,123 3182,128 3164,134 3145,139 3127,145 3109,151 3091,157 3072,163 3054,169 3036,176 3018,183 2999,189 2981,197 2963,204 2944,211 2926,218 2908,225 2890,233 2871,240 2853,248 2835,256 2816,264 2798,271 2780,279 2762,287 2743,295 2725,303 2706,311 2688,319 2670,327 2652,335 2633,343 2615,350 2597,358 2578,366 2560,373 2542,380 2524,388 2505,395 2487,402 2469,409 2450,416 2432,422 2414,429 2396,435 2377,441 2359,447 2341,453 2323,459 2304,465 2286,470 2268,475 2249,480 2231,485 2213,490 2195,495 2176,499 2158,503 2140,507 2121,511 2103,515 2085,519 2067,522 2048,526 2030,529 2012,532 1993,535 1975,538 1957,540 1939,543 1920,546 1902,548 1883,550 1865,552 1847,555 1829,557 1810,559 1792,561 1774,562 1755,564 1737,566 1719,567 1701,568 1682,570 1664,571 1646,572 1628,574 1609,575 1591,576 1573,577 1554,578 1536,579 1518,580 1500,580 1481,581 1463,582 1445,582 1426,583 1408,584 1390,585 1372,585 1353,586 1335,586 1317,587 1298,587 1280,588 1262,588 1244,588 1225,589 1207,589 1188,590 1171,590 1152,590 1134,591 1115,591 1097,591 1079,591 1060,592 1042,592 1024,592 1006,592 987,592 969,593 951,593 933,593 914,593 896,593 878,593 859,593 841,594 823,594 805,594 786,594 768,594 750,594 731,594 713,594 695,594 677,594 658,594 640,595 622,595 603,595 585,595 567,595 549,595 530,595 512,595 494,595 476,595 457,595 439,595 421,595 402,595 384,596 366,596 347,596 329,596 311,596 292,596 274,596 256,596 238,596 219,596 201,596 183,596 164,596 146,596 128,596 110,596 91,596 73,596 55,596 36,596 18,596 0,596">
          <text:p/>
        </draw:polygon>
        <draw:polygon draw:style-name="gr7" draw:text-style-name="P7" draw:layer="layout" svg:width="5.468cm" svg:height="0.452cm" svg:x="9.104cm" svg:y="0.231cm" svg:viewBox="0 0 5469 453" draw:points="0,0 18,0 36,0 55,0 73,0 91,0 110,0 128,0 146,0 164,0 183,0 201,0 219,0 238,0 256,0 274,0 292,0 311,0 329,0 347,0 366,0 384,0 402,0 421,0 439,0 457,0 476,0 494,0 512,0 530,0 549,0 567,0 585,0 603,0 622,0 640,0 658,0 677,0 695,0 713,0 731,0 750,0 768,1 786,1 805,1 823,1 841,1 859,1 878,1 896,1 914,1 933,1 951,1 969,1 987,1 1006,2 1024,2 1042,2 1060,2 1079,2 1097,2 1115,2 1134,2 1152,3 1171,3 1188,3 1207,3 1225,3 1244,4 1262,4 1280,4 1298,5 1317,5 1335,5 1353,5 1372,6 1390,6 1408,6 1426,7 1445,7 1463,7 1481,8 1500,8 1518,9 1536,9 1554,10 1573,11 1591,11 1609,12 1628,12 1646,13 1664,14 1682,14 1701,15 1719,16 1737,17 1755,18 1774,19 1792,20 1810,21 1829,22 1847,23 1865,24 1883,25 1902,27 1920,28 1939,30 1957,31 1975,32 1993,34 2012,36 2030,38 2048,39 2067,41 2085,43 2103,45 2121,48 2140,50 2158,52 2176,55 2195,57 2213,60 2231,62 2249,65 2268,68 2286,71 2304,74 2323,77 2341,81 2359,84 2377,87 2396,91 2414,94 2432,98 2450,102 2469,106 2487,110 2505,114 2524,118 2542,122 2560,126 2578,130 2597,135 2615,139 2633,144 2652,148 2670,152 2688,157 2706,161 2725,166 2743,170 2762,175 2780,179 2798,184 2816,188 2835,193 2853,197 2871,202 2890,206 2908,210 2926,214 2944,219 2963,223 2981,227 2999,231 3018,235 3036,238 3054,242 3072,245 3091,249 3109,253 3127,256 3145,259 3164,262 3182,265 3200,268 3219,271 3237,274 3255,276 3273,279 3292,282 3310,284 3328,286 3347,289 3365,291 3383,293 3401,295 3420,297 3438,299 3457,300 3475,302 3493,304 3511,305 3530,307 3548,308 3566,310 3585,311 3603,312 3621,314 3639,315 3658,316 3676,317 3694,318 3712,319 3731,320 3749,321 3767,321 3786,322 3804,323 3822,323 3840,324 3859,325 3877,326 3895,326 3914,327 3932,327 3950,328 3968,328 3987,329 4005,329 4023,329 4042,330 4060,330 4078,330 4096,331 4115,331 4133,332 4151,332 4170,332 4188,332 4206,333 4225,333 4243,333 4261,333 4280,333 4298,334 4316,334 4334,334 4353,334 4371,334 4389,334 4407,334 4426,335 4444,335 4462,335 4481,335 4499,335 4517,335 4535,335 4554,335 4573,335 4591,335 4610,335 4628,336 4646,336 4664,336 4683,336 4701,336 4719,336 4738,336 4756,336 4774,336 4792,336 4811,336 4829,336 4847,336 4866,336 4884,336 4902,336 4920,336 4939,336 4957,336 4976,336 4993,336 5012,336 5030,336 5049,336 5067,336 5085,336 5103,336 5122,336 5140,337 5158,337 5177,337 5195,337 5213,337 5231,337 5250,337 5268,337 5286,337 5305,337 5323,337 5341,337 5359,337 5378,337 5396,337 5414,337 5433,337 5451,337 5469,337 5469,453 5451,453 5433,453 5414,453 5396,453 5378,453 5359,453 5341,453 5323,453 5305,453 5286,453 5268,453 5250,453 5231,453 5213,453 5195,453 5177,453 5158,453 5140,453 5122,453 5103,453 5085,453 5067,453 5049,453 5030,453 5012,453 4993,453 4976,453 4957,453 4939,453 4920,453 4902,453 4884,452 4866,452 4847,452 4829,452 4811,452 4792,452 4774,452 4756,452 4738,452 4719,452 4701,452 4683,452 4664,452 4646,452 4628,452 4610,452 4591,452 4573,452 4554,452 4535,451 4517,451 4499,451 4481,451 4462,451 4444,451 4426,451 4407,451 4389,451 4371,450 4353,450 4334,450 4316,450 4298,450 4280,450 4261,449 4243,449 4225,449 4206,449 4188,449 4170,448 4151,448 4133,448 4115,448 4096,446 4078,446 4060,445 4042,445 4023,445 4005,444 3987,444 3968,443 3950,443 3932,442 3914,442 3895,441 3877,441 3859,440 3840,439 3822,439 3804,438 3786,437 3767,437 3749,436 3731,435 3712,434 3694,433 3676,432 3658,431 3639,430 3621,429 3603,427 3585,426 3566,425 3548,424 3530,422 3511,421 3493,419 3475,418 3457,416 3438,414 3420,412 3401,410 3383,408 3365,406 3347,404 3328,402 3310,400 3292,397 3273,395 3255,392 3237,389 3219,387 3200,384 3182,381 3164,377 3145,374 3127,371 3109,368 3091,364 3072,361 3054,357 3036,353 3018,350 2999,346 2981,342 2963,338 2944,334 2926,330 2908,326 2890,321 2871,317 2853,312 2835,308 2816,304 2798,299 2780,295 2762,290 2743,286 2725,281 2706,277 2688,272 2670,268 2652,263 2633,259 2615,254 2597,250 2578,246 2560,242 2542,237 2524,233 2505,229 2487,225 2469,221 2450,217 2432,213 2414,210 2396,206 2377,203 2359,199 2341,196 2323,193 2304,189 2286,187 2268,183 2249,181 2231,178 2213,175 2195,172 2176,170 2158,167 2140,165 2121,163 2103,161 2085,159 2067,157 2048,155 2030,153 2012,151 1993,150 1975,148 1957,146 1939,145 1920,143 1902,142 1883,141 1865,139 1847,138 1829,137 1810,136 1792,135 1774,134 1755,133 1737,132 1719,131 1701,130 1682,130 1664,129 1646,128 1628,128 1609,127 1591,126 1573,126 1554,125 1536,124 1518,124 1500,124 1481,123 1463,123 1445,122 1426,122 1408,122 1390,121 1372,121 1353,121 1335,120 1317,120 1298,120 1280,120 1262,119 1244,119 1225,119 1207,118 1188,118 1171,118 1152,118 1134,118 1115,118 1097,117 1079,117 1060,117 1042,117 1024,117 1006,117 987,117 969,117 951,117 933,116 914,116 896,116 878,116 859,116 841,116 823,116 805,116 786,116 768,116 750,116 731,116 713,116 695,116 677,116 658,116 640,115 622,115 603,115 585,115 567,115 549,115 530,115 512,115 494,115 476,115 457,115 439,115 421,115 402,115 384,115 366,115 347,115 329,115 311,115 292,115 274,115 256,115 238,115 219,115 201,115 183,115 164,115 146,115 128,115 110,115 91,115 73,115 55,115 36,115 18,115 0,115">
          <text:p/>
        </draw:polygon>
        <draw:polygon draw:style-name="gr8" draw:text-style-name="P8" draw:layer="layout" svg:width="5.468cm" svg:height="1.095cm" svg:x="9.104cm" svg:y="0.683cm" svg:viewBox="0 0 5469 1096"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1096 5451,1096 5433,1096 5414,1096 5396,1096 5378,1096 5359,1096 5341,1096 5323,1096 5305,1096 5286,1096 5268,1096 5250,1096 5231,1096 5213,1096 5195,1096 5177,1096 5158,1096 5140,1096 5122,1096 5103,1096 5085,1096 5067,1096 5049,1096 5030,1096 5012,1096 4993,1096 4976,1096 4957,1096 4939,1096 4920,1096 4902,1096 4884,1096 4866,1096 4847,1096 4829,1096 4811,1096 4792,1096 4774,1096 4756,1096 4738,1096 4719,1096 4701,1096 4683,1096 4664,1096 4646,1096 4628,1096 4610,1096 4591,1096 4573,1096 4554,1096 4535,1096 4517,1096 4499,1096 4481,1096 4462,1096 4444,1096 4426,1096 4407,1096 4389,1096 4371,1096 4353,1096 4334,1096 4316,1096 4298,1096 4280,1096 4261,1096 4243,1096 4225,1096 4206,1096 4188,1096 4170,1096 4151,1096 4133,1096 4115,1096 4096,1096 4078,1096 4060,1096 4042,1096 4023,1096 4005,1096 3987,1096 3968,1096 3950,1096 3932,1096 3914,1096 3895,1096 3877,1096 3859,1096 3840,1096 3822,1096 3804,1096 3786,1096 3767,1096 3749,1096 3731,1096 3712,1096 3694,1096 3676,1096 3658,1096 3639,1096 3621,1096 3603,1096 3585,1096 3566,1096 3548,1096 3530,1096 3511,1096 3493,1096 3475,1096 3457,1096 3438,1096 3420,1096 3401,1096 3383,1096 3365,1096 3347,1096 3328,1096 3310,1096 3292,1096 3273,1096 3255,1096 3237,1096 3219,1096 3200,1096 3182,1096 3164,1096 3145,1096 3127,1096 3109,1096 3091,1096 3072,1096 3054,1096 3036,1096 3018,1096 2999,1096 2981,1096 2963,1096 2944,1096 2926,1096 2908,1096 2890,1096 2871,1096 2853,1096 2835,1096 2816,1096 2798,1096 2780,1096 2762,1096 2743,1096 2725,1096 2706,1096 2688,1096 2670,1096 2652,1096 2633,1096 2615,1096 2597,1096 2578,1096 2560,1096 2542,1096 2524,1096 2505,1096 2487,1096 2469,1096 2450,1096 2432,1096 2414,1096 2396,1096 2377,1096 2359,1096 2341,1096 2323,1096 2304,1096 2286,1096 2268,1096 2249,1096 2231,1096 2213,1096 2195,1096 2176,1096 2158,1096 2140,1096 2121,1096 2103,1096 2085,1096 2067,1096 2048,1096 2030,1096 2012,1096 1993,1096 1975,1096 1957,1096 1939,1096 1920,1096 1902,1096 1883,1096 1865,1096 1847,1096 1829,1096 1810,1096 1792,1096 1774,1096 1755,1096 1737,1096 1719,1096 1701,1096 1682,1096 1664,1096 1646,1096 1628,1096 1609,1096 1591,1096 1573,1096 1554,1096 1536,1096 1518,1096 1500,1096 1481,1096 1463,1096 1445,1096 1426,1096 1408,1096 1390,1096 1372,1096 1353,1096 1335,1096 1317,1096 1298,1096 1280,1096 1262,1096 1244,1096 1225,1096 1207,1096 1188,1096 1171,1096 1152,1096 1134,1096 1115,1096 1097,1096 1079,1096 1060,1096 1042,1096 1024,1096 1006,1096 987,1096 969,1096 951,1096 933,1096 914,1096 896,1096 878,1096 859,1096 841,1096 823,1096 805,1096 786,1096 768,1096 750,1096 731,1096 713,1096 695,1096 677,1096 658,1096 640,1096 622,1096 603,1096 585,1096 567,1096 549,1096 530,1096 512,1096 494,1096 476,1096 457,1096 439,1096 421,1096 402,1096 384,1096 366,1096 347,1096 329,1096 311,1096 292,1096 274,1096 256,1096 238,1096 219,1096 201,1096 183,1096 164,1096 146,1096 128,1096 110,1096 91,1096 73,1096 55,1096 36,1096 18,1096 0,1096">
          <text:p/>
        </draw:polygon>
        <draw:polygon draw:style-name="gr9" draw:text-style-name="P9" draw:layer="layout" svg:width="0.169cm" svg:height="0.01cm" svg:x="3.297cm" svg:y="4.838cm" svg:viewBox="0 0 170 11" draw:points="0,11 170,11 170,0 0,0">
          <text:p/>
        </draw:polygon>
        <draw:polygon draw:style-name="gr10" draw:text-style-name="P10" draw:layer="layout" svg:width="0.169cm" svg:height="2.385cm" svg:x="3.297cm" svg:y="2.116cm" svg:viewBox="0 0 170 2386" draw:points="0,2386 170,2386 170,0 0,0">
          <text:p/>
        </draw:polygon>
        <draw:polygon draw:style-name="gr11" draw:text-style-name="P11" draw:layer="layout" svg:width="0.169cm" svg:height="1.095cm" svg:x="3.297cm" svg:y="0.683cm" svg:viewBox="0 0 170 1096" draw:points="0,1096 170,1096 170,0 0,0">
          <text:p/>
        </draw:polygon>
        <draw:polygon draw:style-name="gr12" draw:text-style-name="P12" draw:layer="layout" svg:width="0.169cm" svg:height="0.116cm" svg:x="3.297cm" svg:y="0.23cm" svg:viewBox="0 0 170 117" draw:points="0,117 170,117 170,0 0,0">
          <text:p/>
        </draw:polygon>
        <draw:polygon draw:style-name="gr13" draw:text-style-name="P13" draw:layer="layout" svg:width="0.169cm" svg:height="0.471cm" svg:x="8.935cm" svg:y="4.377cm" svg:viewBox="0 0 170 472" draw:points="0,472 170,472 170,0 0,0">
          <text:p/>
        </draw:polygon>
        <draw:polygon draw:style-name="gr14" draw:text-style-name="P14" draw:layer="layout" svg:width="0.169cm" svg:height="1.925cm" svg:x="8.935cm" svg:y="2.115cm" svg:viewBox="0 0 170 1926" draw:points="0,1926 170,1926 170,0 0,0">
          <text:p/>
        </draw:polygon>
        <draw:polygon draw:style-name="gr15" draw:text-style-name="P15" draw:layer="layout" svg:width="0.169cm" svg:height="1.095cm" svg:x="8.935cm" svg:y="0.683cm" svg:viewBox="0 0 170 1096" draw:points="0,1096 170,1096 170,0 0,0">
          <text:p/>
        </draw:polygon>
        <draw:polygon draw:style-name="gr16" draw:text-style-name="P16" draw:layer="layout" svg:width="0.169cm" svg:height="0.116cm" svg:x="8.935cm" svg:y="0.23cm" svg:viewBox="0 0 170 117" draw:points="0,117 170,117 170,0 0,0">
          <text:p/>
        </draw:polygon>
        <draw:polygon draw:style-name="gr17" draw:text-style-name="P17" draw:layer="layout" svg:width="0.169cm" svg:height="0.725cm" svg:x="14.572cm" svg:y="4.123cm" svg:viewBox="0 0 170 726" draw:points="0,726 170,726 170,0 0,0">
          <text:p/>
        </draw:polygon>
        <draw:polygon draw:style-name="gr18" draw:text-style-name="P18" draw:layer="layout" svg:width="0.169cm" svg:height="1.67cm" svg:x="14.572cm" svg:y="2.116cm" svg:viewBox="0 0 170 1671" draw:points="0,1671 170,1671 170,0 0,0">
          <text:p/>
        </draw:polygon>
        <draw:polygon draw:style-name="gr19" draw:text-style-name="P19" draw:layer="layout" svg:width="0.169cm" svg:height="1.21cm" svg:x="14.572cm" svg:y="0.568cm" svg:viewBox="0 0 170 1211" draw:points="0,1211 170,1211 170,0 0,0">
          <text:p/>
        </draw:polygon>
        <draw:polygon draw:style-name="gr2" draw:text-style-name="P2" draw:layer="layout" svg:width="0.56cm" svg:height="0.56cm" svg:x="18.264cm" svg:y="-0.51cm" svg:viewBox="0 0 561 561" draw:points="0,561 561,561 561,0 0,0">
          <text:p/>
        </draw:polygon>
        <draw:polygon draw:style-name="gr9" draw:text-style-name="P9" draw:layer="layout" svg:width="0.56cm" svg:height="0.56cm" svg:x="18.264cm" svg:y="-0.51cm" svg:viewBox="0 0 561 561" draw:points="0,561 561,561 561,0 0,0">
          <text:p/>
        </draw:polygon>
        <draw:polygon draw:style-name="gr1" draw:text-style-name="P1" draw:layer="layout" svg:width="0.56cm" svg:height="0.56cm" svg:x="18.264cm" svg:y="0.1cm" svg:viewBox="0 0 561 561" draw:points="0,561 561,561 561,0 0,0">
          <text:p/>
        </draw:polygon>
        <draw:polygon draw:style-name="gr10" draw:text-style-name="P10" draw:layer="layout" svg:width="0.56cm" svg:height="0.56cm" svg:x="18.264cm" svg:y="0.1cm" svg:viewBox="0 0 561 561" draw:points="0,561 561,561 561,0 0,0">
          <text:p/>
        </draw:polygon>
        <draw:polygon draw:style-name="gr3" draw:text-style-name="P3" draw:layer="layout" svg:width="0.56cm" svg:height="0.559cm" svg:x="18.264cm" svg:y="0.71cm" svg:viewBox="0 0 561 560" draw:points="0,560 561,560 561,0 0,0">
          <text:p/>
        </draw:polygon>
        <draw:polygon draw:style-name="gr11" draw:text-style-name="P11" draw:layer="layout" svg:width="0.56cm" svg:height="0.559cm" svg:x="18.264cm" svg:y="0.71cm" svg:viewBox="0 0 561 560" draw:points="0,560 561,560 561,0 0,0">
          <text:p/>
        </draw:polygon>
        <draw:polygon draw:style-name="gr4" draw:text-style-name="P4" draw:layer="layout" svg:width="0.56cm" svg:height="0.56cm" svg:x="18.264cm" svg:y="1.319cm" svg:viewBox="0 0 561 561" draw:points="0,561 561,561 561,0 0,0">
          <text:p/>
        </draw:polygon>
        <draw:polygon draw:style-name="gr12" draw:text-style-name="P12" draw:layer="layout" svg:width="0.56cm" svg:height="0.56cm" svg:x="18.264cm" svg:y="1.319cm" svg:viewBox="0 0 561 561" draw:points="0,561 561,561 561,0 0,0">
          <text:p/>
        </draw:polygon>
        <draw:polygon draw:style-name="gr6" draw:text-style-name="P6" draw:layer="layout" svg:width="0.56cm" svg:height="0.559cm" svg:x="18.264cm" svg:y="1.929cm" svg:viewBox="0 0 561 560" draw:points="0,560 561,560 561,0 0,0">
          <text:p/>
        </draw:polygon>
        <draw:polygon draw:style-name="gr13" draw:text-style-name="P13" draw:layer="layout" svg:width="0.56cm" svg:height="0.559cm" svg:x="18.264cm" svg:y="1.929cm" svg:viewBox="0 0 561 560" draw:points="0,560 561,560 561,0 0,0">
          <text:p/>
        </draw:polygon>
        <draw:polygon draw:style-name="gr5" draw:text-style-name="P5" draw:layer="layout" svg:width="0.56cm" svg:height="0.56cm" svg:x="18.264cm" svg:y="2.538cm" svg:viewBox="0 0 561 561" draw:points="0,561 561,561 561,0 0,0">
          <text:p/>
        </draw:polygon>
        <draw:polygon draw:style-name="gr14" draw:text-style-name="P14" draw:layer="layout" svg:width="0.56cm" svg:height="0.56cm" svg:x="18.264cm" svg:y="2.538cm" svg:viewBox="0 0 561 561" draw:points="0,561 561,561 561,0 0,0">
          <text:p/>
        </draw:polygon>
        <draw:polygon draw:style-name="gr8" draw:text-style-name="P8" draw:layer="layout" svg:width="0.56cm" svg:height="0.56cm" svg:x="18.264cm" svg:y="3.148cm" svg:viewBox="0 0 561 561" draw:points="0,561 561,561 561,0 0,0">
          <text:p/>
        </draw:polygon>
        <draw:polygon draw:style-name="gr15" draw:text-style-name="P15" draw:layer="layout" svg:width="0.56cm" svg:height="0.56cm" svg:x="18.264cm" svg:y="3.148cm" svg:viewBox="0 0 561 561" draw:points="0,561 561,561 561,0 0,0">
          <text:p/>
        </draw:polygon>
        <draw:polygon draw:style-name="gr7" draw:text-style-name="P7" draw:layer="layout" svg:width="0.56cm" svg:height="0.559cm" svg:x="18.264cm" svg:y="3.758cm" svg:viewBox="0 0 561 560" draw:points="0,560 561,560 561,0 0,0">
          <text:p/>
        </draw:polygon>
        <draw:polygon draw:style-name="gr16" draw:text-style-name="P16" draw:layer="layout" svg:width="0.56cm" svg:height="0.559cm" svg:x="18.264cm" svg:y="3.758cm" svg:viewBox="0 0 561 560" draw:points="0,560 561,560 561,0 0,0">
          <text:p/>
        </draw:polygon>
        <draw:polygon draw:style-name="gr17" draw:text-style-name="P17" draw:layer="layout" svg:width="0.56cm" svg:height="0.56cm" svg:x="18.264cm" svg:y="4.367cm" svg:viewBox="0 0 561 561" draw:points="0,561 561,561 561,0 0,0">
          <text:p/>
        </draw:polygon>
        <draw:polygon draw:style-name="gr18" draw:text-style-name="P18" draw:layer="layout" svg:width="0.56cm" svg:height="0.559cm" svg:x="18.264cm" svg:y="4.977cm" svg:viewBox="0 0 561 560" draw:points="0,560 561,560 561,0 0,0">
          <text:p/>
        </draw:polygon>
        <draw:polygon draw:style-name="gr19" draw:text-style-name="P19" draw:layer="layout" svg:width="0.56cm" svg:height="0.56cm" svg:x="18.264cm" svg:y="5.586cm" svg:viewBox="0 0 561 561" draw:points="0,561 561,561 561,0 0,0">
          <text:p/>
        </draw:polygon>
        <draw:frame draw:style-name="gr20" draw:text-style-name="P21" draw:layer="layout" svg:width="2.102cm" svg:height="0.391cm" svg:x="18.24cm" svg:y="-1.053cm">
          <draw:text-box>
            <text:p text:style-name="P20"><text:span text:style-name="T1">factor(node)</text:span></text:p>
          </draw:text-box>
        </draw:frame>
        <draw:frame draw:style-name="gr21" draw:text-style-name="P22" draw:layer="layout" svg:width="0.761cm" svg:height="0.319cm" svg:x="19.043cm" svg:y="-0.347cm">
          <draw:text-box>
            <text:p text:style-name="P20"><text:span text:style-name="T2">hist 0</text:span></text:p>
          </draw:text-box>
        </draw:frame>
        <draw:frame draw:style-name="gr21" draw:text-style-name="P22" draw:layer="layout" svg:width="0.761cm" svg:height="0.319cm" svg:x="19.043cm" svg:y="0.263cm">
          <draw:text-box>
            <text:p text:style-name="P20"><text:span text:style-name="T2">hist 1</text:span></text:p>
          </draw:text-box>
        </draw:frame>
        <draw:frame draw:style-name="gr21" draw:text-style-name="P22" draw:layer="layout" svg:width="0.761cm" svg:height="0.319cm" svg:x="19.043cm" svg:y="0.872cm">
          <draw:text-box>
            <text:p text:style-name="P20"><text:span text:style-name="T2">hist 3</text:span></text:p>
          </draw:text-box>
        </draw:frame>
        <draw:frame draw:style-name="gr21" draw:text-style-name="P22" draw:layer="layout" svg:width="0.761cm" svg:height="0.319cm" svg:x="19.043cm" svg:y="1.482cm">
          <draw:text-box>
            <text:p text:style-name="P20"><text:span text:style-name="T2">hist 4</text:span></text:p>
          </draw:text-box>
        </draw:frame>
        <draw:frame draw:style-name="gr21" draw:text-style-name="P22" draw:layer="layout" svg:width="1.132cm" svg:height="0.319cm" svg:x="19.043cm" svg:y="2.092cm">
          <draw:text-box>
            <text:p text:style-name="P20"><text:span text:style-name="T2">y2050 0</text:span></text:p>
          </draw:text-box>
        </draw:frame>
        <draw:frame draw:style-name="gr21" draw:text-style-name="P22" draw:layer="layout" svg:width="1.132cm" svg:height="0.319cm" svg:x="19.043cm" svg:y="2.701cm">
          <draw:text-box>
            <text:p text:style-name="P20"><text:span text:style-name="T2">y2050 1</text:span></text:p>
          </draw:text-box>
        </draw:frame>
        <draw:frame draw:style-name="gr21" draw:text-style-name="P22" draw:layer="layout" svg:width="1.132cm" svg:height="0.319cm" svg:x="19.043cm" svg:y="3.311cm">
          <draw:text-box>
            <text:p text:style-name="P20"><text:span text:style-name="T2">y2050 2</text:span></text:p>
          </draw:text-box>
        </draw:frame>
        <draw:frame draw:style-name="gr21" draw:text-style-name="P22" draw:layer="layout" svg:width="1.132cm" svg:height="0.319cm" svg:x="19.043cm" svg:y="3.92cm">
          <draw:text-box>
            <text:p text:style-name="P20"><text:span text:style-name="T2">y2050 3</text:span></text:p>
          </draw:text-box>
        </draw:frame>
        <draw:frame draw:style-name="gr21" draw:text-style-name="P22" draw:layer="layout" svg:width="1.132cm" svg:height="0.319cm" svg:x="19.043cm" svg:y="4.53cm">
          <draw:text-box>
            <text:p text:style-name="P20"><text:span text:style-name="T2">y2090 0</text:span></text:p>
          </draw:text-box>
        </draw:frame>
        <draw:frame draw:style-name="gr21" draw:text-style-name="P22" draw:layer="layout" svg:width="1.132cm" svg:height="0.319cm" svg:x="19.043cm" svg:y="5.14cm">
          <draw:text-box>
            <text:p text:style-name="P20"><text:span text:style-name="T2">y2090 1</text:span></text:p>
          </draw:text-box>
        </draw:frame>
        <draw:frame draw:style-name="gr21" draw:text-style-name="P22" draw:layer="layout" svg:width="1.132cm" svg:height="0.319cm" svg:x="19.043cm" svg:y="5.749cm">
          <draw:text-box>
            <text:p text:style-name="P20"><text:span text:style-name="T2">y2090 2</text:span></text:p>
          </draw:text-box>
        </draw:frame>
      </draw:page>
      <draw:page draw:name="page2" draw:style-name="dp1" draw:master-page-name="master-page3">
        <draw:polygon draw:style-name="gr1" draw:text-style-name="P1" draw:layer="layout" svg:width="5.468cm" svg:height="0.819cm" svg:x="3.467cm" svg:y="4.029cm" svg:viewBox="0 0 5469 820" draw:points="0,0 18,0 36,0 54,0 73,0 91,0 109,0 128,0 146,0 164,0 182,0 201,0 219,0 237,0 255,0 274,0 292,0 310,0 329,0 347,0 365,0 383,0 402,0 420,0 438,0 457,0 475,0 493,0 511,0 530,0 548,1 567,1 585,1 603,1 621,1 640,1 658,1 676,1 695,1 713,1 731,1 749,1 768,1 786,1 804,1 823,1 841,1 859,1 877,1 896,1 914,2 932,2 950,2 969,2 987,2 1005,2 1024,2 1042,2 1060,2 1078,3 1097,3 1115,3 1133,3 1152,3 1170,3 1188,3 1206,4 1225,4 1243,4 1261,5 1280,5 1298,5 1316,5 1335,6 1353,6 1371,6 1390,7 1408,7 1426,7 1444,8 1463,8 1481,8 1499,9 1518,9 1536,10 1554,11 1572,11 1591,12 1609,12 1627,13 1645,14 1664,14 1682,15 1700,16 1719,17 1737,18 1755,19 1773,20 1792,21 1810,22 1828,23 1847,24 1865,25 1883,27 1901,28 1920,29 1938,31 1956,32 1975,34 1993,36 2011,37 2029,39 2048,41 2066,43 2085,45 2103,47 2121,50 2139,52 2158,54 2176,57 2194,60 2213,62 2231,65 2249,68 2267,71 2286,74 2304,77 2322,80 2340,84 2359,87 2377,91 2395,94 2414,98 2432,102 2450,106 2468,110 2487,114 2505,118 2523,122 2542,126 2560,131 2578,135 2596,140 2615,144 2633,148 2651,153 2670,158 2688,162 2706,167 2724,172 2743,176 2761,181 2779,185 2797,190 2816,195 2834,199 2853,204 2871,208 2889,213 2907,217 2926,221 2944,226 2962,230 2981,234 2999,238 3017,242 3035,246 3054,250 3072,254 3090,257 3109,261 3127,265 3145,268 3163,271 3182,274 3200,277 3218,280 3237,283 3255,286 3273,289 3291,291 3310,293 3328,296 3346,298 3365,300 3383,303 3401,305 3419,307 3438,309 3456,310 3474,312 3492,314 3511,316 3529,317 3547,318 3566,320 3584,321 3602,323 3621,324 3639,325 3657,326 3676,327 3694,328 3712,329 3730,330 3749,331 3767,332 3785,333 3804,333 3822,334 3840,335 3858,335 3877,336 3895,337 3913,337 3932,338 3950,338 3968,339 3986,339 4005,340 4023,340 4041,341 4059,341 4078,341 4096,342 4114,342 4133,342 4151,342 4169,343 4187,343 4206,344 4224,344 4242,344 4261,344 4279,344 4297,345 4315,345 4334,345 4352,345 4371,345 4389,345 4407,345 4425,346 4444,346 4462,346 4480,346 4499,346 4517,346 4535,346 4553,346 4572,346 4590,346 4608,347 4627,347 4645,347 4663,347 4681,347 4700,347 4718,347 4737,347 4755,347 4774,347 4792,347 4810,347 4829,347 4847,347 4865,347 4883,347 4902,347 4920,347 4938,347 4957,347 4975,347 4993,347 5011,347 5030,348 5048,348 5066,348 5085,348 5103,348 5121,348 5140,348 5158,348 5176,348 5195,348 5213,348 5231,348 5249,348 5268,348 5286,348 5304,348 5323,348 5341,348 5359,348 5377,348 5396,348 5414,348 5432,348 5450,348 5469,348 5469,820 5450,820 5432,820 5414,820 5396,820 5377,820 5359,820 5341,820 5323,820 5304,820 5286,820 5268,820 5249,820 5231,820 5213,820 5195,820 5176,820 5158,820 5140,820 5121,820 5103,820 5085,820 5066,820 5048,820 5030,820 5011,820 4993,820 4975,820 4957,820 4938,820 4920,820 4902,820 4883,820 4865,820 4847,820 4829,820 4810,820 4792,820 4774,820 4755,820 4737,820 4718,819 4700,819 4681,819 4663,819 4645,819 4627,819 4608,819 4590,819 4572,819 4553,819 4535,819 4517,819 4499,819 4480,819 4462,818 4444,818 4425,818 4407,818 4389,818 4371,818 4352,818 4334,817 4315,817 4297,817 4279,817 4261,817 4242,817 4224,816 4206,816 4187,816 4169,815 4151,815 4133,815 4114,814 4096,814 4078,814 4059,813 4041,813 4023,813 4005,812 3986,812 3968,812 3950,811 3932,811 3913,810 3895,809 3877,809 3858,808 3840,807 3822,807 3804,806 3785,805 3767,805 3749,803 3730,803 3712,802 3694,801 3676,800 3657,799 3639,798 3621,796 3602,795 3584,794 3566,793 3547,791 3529,790 3511,788 3492,787 3474,785 3456,783 3438,781 3419,780 3401,777 3383,775 3365,773 3346,771 3328,769 3310,766 3291,764 3273,761 3255,758 3237,756 3218,753 3200,750 3182,747 3163,744 3145,740 3127,737 3109,733 3090,730 3072,726 3054,723 3035,719 3017,715 2999,711 2981,707 2962,703 2944,698 2926,694 2907,690 2889,685 2871,681 2853,676 2834,672 2816,667 2797,663 2779,658 2761,654 2743,649 2724,644 2706,639 2688,635 2670,630 2651,626 2633,621 2615,617 2596,612 2578,608 2560,603 2542,599 2523,595 2505,590 2487,586 2468,582 2450,578 2432,574 2414,570 2395,567 2377,563 2359,560 2340,556 2322,553 2304,549 2286,546 2267,543 2249,540 2231,538 2213,535 2194,532 2176,529 2158,527 2139,524 2121,522 2103,520 2085,518 2066,516 2048,514 2029,512 2011,510 1993,508 1975,506 1956,505 1938,503 1920,502 1901,500 1883,499 1865,498 1847,497 1828,496 1810,494 1792,493 1773,492 1755,491 1737,490 1719,490 1700,488 1682,488 1664,487 1645,486 1627,486 1609,485 1591,484 1572,484 1554,483 1536,482 1518,482 1499,482 1481,481 1463,481 1444,480 1426,480 1408,480 1390,479 1371,479 1353,479 1335,478 1316,478 1298,478 1280,477 1261,477 1243,477 1225,475 1206,475 1188,475 1170,475 1152,475 1133,475 1115,474 1097,474 1078,474 1060,474 1042,474 1024,474 1005,474 987,473 969,473 950,473 932,473 914,473 896,473 877,473 859,473 841,473 823,473 804,473 786,473 768,473 749,473 731,472 713,472 695,472 676,472 658,472 640,472 621,472 603,472 585,472 567,472 548,472 530,472 511,472 493,472 475,472 457,472 438,472 420,472 402,472 383,472 365,472 347,472 329,472 310,472 292,472 274,472 255,472 237,472 219,472 201,472 182,472 164,472 146,472 128,472 109,472 91,472 73,472 54,472 36,472 18,472 0,472">
          <text:p/>
        </draw:polygon>
        <draw:polygon draw:style-name="gr1" draw:text-style-name="P1" draw:layer="layout" svg:width="5.468cm" svg:height="1.914cm" svg:x="3.467cm" svg:y="2.115cm" svg:viewBox="0 0 5469 1915" draw:points="0,0 18,0 36,0 54,0 73,0 91,0 109,0 128,0 146,0 164,0 182,0 201,0 219,0 237,0 255,0 274,0 292,0 310,0 329,0 347,0 365,0 383,0 402,0 420,0 438,0 457,0 475,0 493,0 511,0 530,0 548,0 567,0 585,0 603,0 621,0 640,0 658,0 676,0 695,0 713,0 731,0 749,0 768,0 786,0 804,0 823,0 841,0 859,0 877,0 896,0 914,0 932,0 950,0 969,0 987,0 1005,0 1024,0 1042,0 1060,0 1078,0 1097,0 1115,0 1133,0 1152,0 1170,0 1188,0 1206,0 1225,0 1243,0 1261,0 1280,0 1298,0 1316,0 1335,0 1353,0 1371,0 1390,0 1408,0 1426,0 1444,0 1463,0 1481,0 1499,0 1518,0 1536,0 1554,0 1572,0 1591,0 1609,0 1627,0 1645,0 1664,0 1682,0 1700,0 1719,0 1737,0 1755,0 1773,0 1792,0 1810,0 1828,0 1847,0 1865,0 1883,0 1901,0 1920,0 1938,0 1956,0 1975,0 1993,0 2011,0 2029,0 2048,0 2066,0 2085,0 2103,0 2121,0 2139,0 2158,0 2176,0 2194,0 2213,0 2231,0 2249,0 2267,0 2286,0 2304,0 2322,0 2340,0 2359,0 2377,0 2395,0 2414,0 2432,0 2450,0 2468,0 2487,0 2505,0 2523,0 2542,0 2560,0 2578,0 2596,0 2615,0 2633,0 2651,0 2670,0 2688,0 2706,0 2724,0 2743,0 2761,0 2779,0 2797,0 2816,0 2834,0 2853,0 2871,0 2889,0 2907,0 2926,0 2944,0 2962,0 2981,0 2999,0 3017,0 3035,0 3054,0 3072,0 3090,0 3109,0 3127,0 3145,0 3163,0 3182,0 3200,0 3218,0 3237,0 3255,0 3273,0 3291,0 3310,0 3328,0 3346,0 3365,0 3383,0 3401,0 3419,0 3438,0 3456,0 3474,0 3492,0 3511,0 3529,0 3547,0 3566,0 3584,0 3602,0 3621,0 3639,0 3657,0 3676,0 3694,0 3712,0 3730,0 3749,0 3767,0 3785,0 3804,0 3822,0 3840,0 3858,0 3877,0 3895,0 3913,0 3932,0 3950,0 3968,0 3986,0 4005,0 4023,0 4041,0 4059,0 4078,0 4096,0 4114,0 4133,0 4151,0 4169,0 4187,0 4206,0 4224,0 4242,0 4261,0 4279,0 4297,0 4315,0 4334,0 4352,0 4371,0 4389,0 4407,0 4425,0 4444,0 4462,0 4480,0 4499,0 4517,0 4535,0 4553,0 4572,0 4590,0 4608,0 4627,0 4645,0 4663,0 4681,0 4700,0 4718,0 4737,0 4755,0 4774,0 4792,0 4810,0 4829,0 4847,0 4865,0 4883,0 4902,0 4920,0 4938,0 4957,0 4975,0 4993,0 5011,0 5030,0 5048,0 5066,0 5085,0 5103,0 5121,0 5140,0 5158,0 5176,0 5195,0 5213,0 5231,0 5249,0 5268,0 5286,0 5304,0 5323,0 5341,0 5359,0 5377,0 5396,0 5414,0 5432,0 5450,0 5469,0 5469,1915 5450,1915 5432,1915 5414,1915 5396,1915 5377,1915 5359,1915 5341,1915 5323,1915 5304,1915 5286,1915 5268,1915 5249,1915 5231,1915 5213,1915 5195,1915 5176,1915 5158,1915 5140,1915 5121,1915 5103,1915 5085,1915 5066,1915 5048,1915 5030,1915 5011,1915 4993,1915 4975,1915 4957,1915 4938,1915 4920,1915 4902,1915 4883,1915 4865,1915 4847,1915 4829,1915 4810,1915 4792,1915 4774,1915 4755,1915 4737,1915 4718,1915 4700,1915 4681,1915 4663,1915 4645,1915 4627,1915 4608,1915 4590,1915 4572,1915 4553,1915 4535,1915 4517,1915 4499,1915 4480,1915 4462,1915 4444,1915 4425,1915 4407,1915 4389,1915 4371,1915 4352,1915 4334,1915 4315,1915 4297,1915 4279,1915 4261,1915 4242,1915 4224,1915 4206,1915 4187,1915 4169,1915 4151,1915 4133,1915 4114,1915 4096,1915 4078,1915 4059,1915 4041,1915 4023,1915 4005,1915 3986,1915 3968,1915 3950,1915 3932,1915 3913,1915 3895,1915 3877,1915 3858,1915 3840,1915 3822,1915 3804,1915 3785,1915 3767,1915 3749,1915 3730,1915 3712,1915 3694,1915 3676,1915 3657,1915 3639,1915 3621,1915 3602,1915 3584,1915 3566,1915 3547,1915 3529,1915 3511,1915 3492,1915 3474,1915 3456,1915 3438,1915 3419,1915 3401,1915 3383,1915 3365,1915 3346,1915 3328,1915 3310,1915 3291,1915 3273,1915 3255,1915 3237,1915 3218,1915 3200,1915 3182,1915 3163,1915 3145,1915 3127,1915 3109,1915 3090,1915 3072,1915 3054,1915 3035,1915 3017,1915 2999,1915 2981,1915 2962,1915 2944,1915 2926,1915 2907,1915 2889,1915 2871,1915 2853,1915 2834,1915 2816,1915 2797,1915 2779,1915 2761,1915 2743,1915 2724,1915 2706,1915 2688,1915 2670,1915 2651,1915 2633,1915 2615,1915 2596,1915 2578,1915 2560,1915 2542,1915 2523,1915 2505,1915 2487,1915 2468,1915 2450,1915 2432,1915 2414,1915 2395,1915 2377,1915 2359,1915 2340,1915 2322,1915 2304,1915 2286,1915 2267,1915 2249,1915 2231,1915 2213,1915 2194,1915 2176,1915 2158,1915 2139,1915 2121,1915 2103,1915 2085,1915 2066,1915 2048,1915 2029,1915 2011,1915 1993,1915 1975,1915 1956,1915 1938,1915 1920,1915 1901,1915 1883,1915 1865,1915 1847,1915 1828,1915 1810,1915 1792,1915 1773,1915 1755,1915 1737,1915 1719,1915 1700,1915 1682,1915 1664,1915 1645,1915 1627,1915 1609,1915 1591,1915 1572,1915 1554,1915 1536,1915 1518,1915 1499,1915 1481,1915 1463,1915 1444,1915 1426,1915 1408,1915 1390,1915 1371,1915 1353,1915 1335,1915 1316,1915 1298,1915 1280,1915 1261,1915 1243,1915 1225,1915 1206,1915 1188,1915 1170,1915 1152,1915 1133,1915 1115,1915 1097,1915 1078,1915 1060,1915 1042,1915 1024,1915 1005,1915 987,1915 969,1915 950,1915 932,1915 914,1915 896,1915 877,1915 859,1915 841,1915 823,1915 804,1915 786,1915 768,1915 749,1915 731,1915 713,1915 695,1915 676,1915 658,1915 640,1915 621,1915 603,1915 585,1915 567,1915 548,1915 530,1915 511,1915 493,1915 475,1915 457,1915 438,1915 420,1915 402,1915 383,1915 365,1915 347,1915 329,1915 310,1915 292,1915 274,1915 255,1915 237,1915 219,1915 201,1915 182,1915 164,1915 146,1915 128,1915 109,1915 91,1915 73,1915 54,1915 36,1915 18,1915 0,1915">
          <text:p/>
        </draw:polygon>
        <draw:polygon draw:style-name="gr5" draw:text-style-name="P5" draw:layer="layout" svg:width="5.468cm" svg:height="0.596cm" svg:x="9.104cm" svg:y="3.783cm" svg:viewBox="0 0 5469 597" draw:points="0,0 18,0 36,0 55,0 73,0 91,0 110,0 128,1 146,1 164,1 183,1 201,1 219,1 238,1 256,1 274,1 292,1 311,1 329,1 347,1 366,1 384,1 402,1 421,1 439,1 457,1 476,1 494,1 512,1 530,1 549,1 567,1 585,1 603,1 622,1 640,1 658,1 677,1 695,1 713,1 731,1 750,1 768,1 786,1 805,1 823,2 841,2 859,2 878,2 896,2 914,2 933,2 951,2 969,3 987,3 1006,3 1024,3 1042,3 1060,3 1079,3 1097,3 1115,3 1134,4 1152,4 1171,4 1188,4 1207,4 1225,5 1244,5 1262,5 1280,5 1298,5 1317,6 1335,6 1353,6 1372,7 1390,7 1408,7 1426,8 1445,8 1463,9 1481,9 1500,9 1518,10 1536,10 1554,11 1573,11 1591,12 1609,13 1628,13 1646,14 1664,15 1682,15 1701,16 1719,17 1737,18 1755,19 1774,20 1792,21 1810,22 1829,23 1847,24 1865,25 1883,26 1902,28 1920,29 1939,31 1957,32 1975,34 1993,35 2012,37 2030,39 2048,41 2067,43 2085,44 2103,47 2121,49 2140,51 2158,54 2176,56 2195,59 2213,61 2231,64 2249,67 2268,70 2286,72 2304,76 2323,79 2341,82 2359,86 2377,90 2396,93 2414,97 2432,101 2450,104 2469,108 2487,113 2505,116 2524,121 2542,125 2560,129 2578,133 2597,138 2615,142 2633,146 2652,151 2670,155 2688,160 2706,164 2725,169 2743,174 2762,178 2780,182 2798,187 2816,192 2835,196 2853,200 2871,205 2890,209 2908,213 2926,218 2944,222 2963,226 2981,230 2999,234 3018,238 3036,242 3054,245 3072,249 3091,253 3109,256 3127,259 3145,262 3164,266 3182,269 3200,272 3219,275 3237,278 3255,280 3273,283 3292,285 3310,288 3328,290 3347,292 3365,295 3383,297 3401,299 3420,301 3438,303 3457,304 3475,306 3493,308 3511,309 3530,311 3548,312 3566,314 3585,315 3603,316 3621,317 3639,319 3658,320 3676,321 3694,322 3712,322 3731,323 3749,324 3767,325 3786,326 3804,327 3822,327 3840,328 3859,329 3877,329 3895,330 3914,331 3932,331 3950,332 3968,332 3987,332 4005,333 4023,333 4042,334 4060,334 4078,334 4096,335 4115,335 4133,335 4151,335 4170,336 4188,336 4206,337 4225,337 4243,337 4261,337 4280,337 4298,338 4316,338 4334,338 4353,338 4371,338 4389,338 4407,338 4426,339 4444,339 4462,339 4481,339 4499,339 4517,339 4535,339 4554,339 4573,339 4591,339 4610,339 4628,340 4646,340 4664,340 4683,340 4701,340 4719,340 4738,340 4756,340 4774,340 4792,340 4811,340 4829,340 4847,340 4866,340 4884,340 4902,340 4920,340 4939,340 4957,340 4976,340 4993,340 5012,340 5030,340 5049,340 5067,340 5085,340 5103,340 5122,341 5140,341 5158,341 5177,341 5195,341 5213,341 5231,341 5250,341 5268,341 5286,341 5305,341 5323,341 5341,341 5359,341 5378,341 5396,341 5414,341 5433,341 5451,341 5469,341 5469,597 5451,597 5433,597 5414,597 5396,597 5378,597 5359,597 5341,597 5323,597 5305,597 5286,597 5268,597 5250,597 5231,597 5213,597 5195,597 5177,597 5158,597 5140,597 5122,597 5103,597 5085,597 5067,597 5049,597 5030,597 5012,597 4993,597 4976,597 4957,597 4939,597 4920,597 4902,597 4884,597 4866,596 4847,596 4829,596 4811,596 4792,596 4774,596 4756,596 4738,596 4719,596 4701,596 4683,596 4664,596 4646,596 4628,596 4610,595 4591,595 4573,595 4554,595 4535,595 4517,595 4499,595 4481,595 4462,595 4444,595 4426,595 4407,594 4389,594 4371,594 4353,594 4334,594 4316,594 4298,593 4280,593 4261,593 4243,593 4225,593 4206,593 4188,592 4170,592 4151,592 4133,592 4115,591 4096,591 4078,591 4060,590 4042,590 4023,589 4005,589 3987,588 3968,588 3950,588 3932,587 3914,587 3895,586 3877,586 3859,585 3840,584 3822,583 3804,583 3786,582 3767,581 3749,580 3731,580 3712,579 3694,578 3676,577 3658,576 3639,575 3621,573 3603,572 3585,571 3566,570 3548,568 3530,567 3511,565 3493,564 3475,562 3457,561 3438,559 3420,557 3401,555 3383,553 3365,551 3347,549 3328,546 3310,544 3292,541 3273,539 3255,536 3237,534 3219,531 3200,528 3182,525 3164,522 3145,519 3127,515 3109,512 3091,509 3072,505 3054,501 3036,498 3018,494 2999,490 2981,486 2963,482 2944,478 2926,474 2908,470 2890,465 2871,461 2853,456 2835,452 2816,448 2798,443 2780,438 2762,434 2743,430 2725,425 2706,420 2688,416 2670,411 2652,407 2633,403 2615,398 2597,394 2578,389 2560,385 2542,381 2524,377 2505,373 2487,368 2469,364 2450,361 2432,357 2414,353 2396,350 2377,346 2359,343 2341,339 2323,336 2304,333 2286,329 2268,327 2249,324 2231,321 2213,318 2195,315 2176,313 2158,310 2140,308 2121,306 2103,304 2085,302 2067,299 2048,298 2030,296 2012,294 1993,292 1975,291 1957,289 1939,287 1920,286 1902,285 1883,284 1865,282 1847,281 1829,280 1810,279 1792,278 1774,277 1755,276 1737,275 1719,274 1701,273 1682,272 1664,272 1646,271 1628,270 1609,270 1591,269 1573,268 1554,268 1536,267 1518,267 1500,266 1481,266 1463,266 1445,265 1426,265 1408,264 1390,264 1372,264 1353,264 1335,263 1317,263 1298,262 1280,262 1262,262 1244,262 1225,261 1207,261 1188,261 1171,261 1152,261 1134,261 1115,260 1097,260 1079,260 1060,260 1042,260 1024,260 1006,260 987,260 969,259 951,259 933,259 914,259 896,259 878,259 859,259 841,259 823,259 805,259 786,259 768,259 750,259 731,259 713,259 695,258 677,258 658,258 640,258 622,258 603,258 585,258 567,258 549,258 530,258 512,258 494,258 476,258 457,258 439,258 421,258 402,258 384,258 366,258 347,258 329,258 311,258 292,258 274,258 256,258 238,258 219,258 201,258 183,258 164,258 146,258 128,258 110,258 91,258 73,258 55,258 36,258 18,258 0,258">
          <text:p/>
        </draw:polygon>
        <draw:polygon draw:style-name="gr6" draw:text-style-name="P6" draw:layer="layout" svg:width="5.468cm" svg:height="0.469cm" svg:x="9.104cm" svg:y="4.379cm" svg:viewBox="0 0 5469 470"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470 5451,470 5433,470 5414,470 5396,470 5378,470 5359,470 5341,470 5323,470 5305,470 5286,470 5268,470 5250,470 5231,470 5213,470 5195,470 5177,470 5158,470 5140,470 5122,470 5103,470 5085,470 5067,470 5049,470 5030,470 5012,470 4993,470 4976,470 4957,470 4939,470 4920,470 4902,470 4884,470 4866,470 4847,470 4829,470 4811,470 4792,470 4774,470 4756,470 4738,470 4719,470 4701,470 4683,470 4664,470 4646,470 4628,470 4610,470 4591,470 4573,470 4554,470 4535,470 4517,470 4499,470 4481,470 4462,470 4444,470 4426,470 4407,470 4389,470 4371,470 4353,470 4334,470 4316,470 4298,470 4280,470 4261,470 4243,470 4225,470 4206,470 4188,470 4170,470 4151,470 4133,470 4115,470 4096,470 4078,470 4060,470 4042,470 4023,470 4005,470 3987,470 3968,470 3950,470 3932,470 3914,470 3895,470 3877,470 3859,470 3840,470 3822,470 3804,470 3786,470 3767,470 3749,470 3731,470 3712,470 3694,470 3676,470 3658,470 3639,470 3621,470 3603,470 3585,470 3566,470 3548,470 3530,470 3511,470 3493,470 3475,470 3457,470 3438,470 3420,470 3401,470 3383,470 3365,470 3347,470 3328,470 3310,470 3292,470 3273,470 3255,470 3237,470 3219,470 3200,470 3182,470 3164,470 3145,470 3127,470 3109,470 3091,470 3072,470 3054,470 3036,470 3018,470 2999,470 2981,470 2963,470 2944,470 2926,470 2908,470 2890,470 2871,470 2853,470 2835,470 2816,470 2798,470 2780,470 2762,470 2743,470 2725,470 2706,470 2688,470 2670,470 2652,470 2633,470 2615,470 2597,470 2578,470 2560,470 2542,470 2524,470 2505,470 2487,470 2469,470 2450,470 2432,470 2414,470 2396,470 2377,470 2359,470 2341,470 2323,470 2304,470 2286,470 2268,470 2249,470 2231,470 2213,470 2195,470 2176,470 2158,470 2140,470 2121,470 2103,470 2085,470 2067,470 2048,470 2030,470 2012,470 1993,470 1975,470 1957,470 1939,470 1920,470 1902,470 1883,470 1865,470 1847,470 1829,470 1810,470 1792,470 1774,470 1755,470 1737,470 1719,470 1701,470 1682,470 1664,470 1646,470 1628,470 1609,470 1591,470 1573,470 1554,470 1536,470 1518,470 1500,470 1481,470 1463,470 1445,470 1426,470 1408,470 1390,470 1372,470 1353,470 1335,470 1317,470 1298,470 1280,470 1262,470 1244,470 1225,470 1207,470 1188,470 1171,470 1152,470 1134,470 1115,470 1097,470 1079,470 1060,470 1042,470 1024,470 1006,470 987,470 969,470 951,470 933,470 914,470 896,470 878,470 859,470 841,470 823,470 805,470 786,470 768,470 750,470 731,470 713,470 695,470 677,470 658,470 640,470 622,470 603,470 585,470 567,470 549,470 530,470 512,470 494,470 476,470 457,470 439,470 421,470 402,470 384,470 366,470 347,470 329,470 311,470 292,470 274,470 256,470 238,470 219,470 201,470 183,470 164,470 146,470 128,470 110,470 91,470 73,470 55,470 36,470 18,470 0,470">
          <text:p/>
        </draw:polygon>
        <draw:polygon draw:style-name="gr5" draw:text-style-name="P5" draw:layer="layout" svg:width="5.468cm" svg:height="1.668cm" svg:x="9.104cm" svg:y="2.115cm" svg:viewBox="0 0 5469 1669"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1669 5451,1669 5433,1669 5414,1669 5396,1669 5378,1669 5359,1669 5341,1669 5323,1669 5305,1669 5286,1669 5268,1669 5250,1669 5231,1669 5213,1669 5195,1669 5177,1669 5158,1669 5140,1669 5122,1669 5103,1669 5085,1669 5067,1669 5049,1669 5030,1669 5012,1669 4993,1669 4976,1669 4957,1669 4939,1669 4920,1669 4902,1669 4884,1669 4866,1669 4847,1669 4829,1669 4811,1669 4792,1669 4774,1669 4756,1669 4738,1669 4719,1669 4701,1669 4683,1669 4664,1669 4646,1669 4628,1669 4610,1669 4591,1669 4573,1669 4554,1669 4535,1669 4517,1669 4499,1669 4481,1669 4462,1669 4444,1669 4426,1669 4407,1669 4389,1669 4371,1669 4353,1669 4334,1669 4316,1669 4298,1669 4280,1669 4261,1669 4243,1669 4225,1669 4206,1669 4188,1669 4170,1669 4151,1669 4133,1669 4115,1669 4096,1669 4078,1669 4060,1669 4042,1669 4023,1669 4005,1669 3987,1669 3968,1669 3950,1669 3932,1669 3914,1669 3895,1669 3877,1669 3859,1669 3840,1669 3822,1669 3804,1669 3786,1669 3767,1669 3749,1669 3731,1669 3712,1669 3694,1669 3676,1669 3658,1669 3639,1669 3621,1669 3603,1669 3585,1669 3566,1669 3548,1669 3530,1669 3511,1669 3493,1669 3475,1669 3457,1669 3438,1669 3420,1669 3401,1669 3383,1669 3365,1669 3347,1669 3328,1669 3310,1669 3292,1669 3273,1669 3255,1669 3237,1669 3219,1669 3200,1669 3182,1669 3164,1669 3145,1669 3127,1669 3109,1669 3091,1669 3072,1669 3054,1669 3036,1669 3018,1669 2999,1669 2981,1669 2963,1669 2944,1669 2926,1669 2908,1669 2890,1669 2871,1669 2853,1669 2835,1669 2816,1669 2798,1669 2780,1669 2762,1669 2743,1669 2725,1669 2706,1669 2688,1669 2670,1669 2652,1669 2633,1669 2615,1669 2597,1669 2578,1669 2560,1669 2542,1669 2524,1669 2505,1669 2487,1669 2469,1669 2450,1669 2432,1669 2414,1669 2396,1669 2377,1669 2359,1669 2341,1669 2323,1669 2304,1669 2286,1669 2268,1669 2249,1669 2231,1669 2213,1669 2195,1669 2176,1669 2158,1669 2140,1669 2121,1669 2103,1669 2085,1669 2067,1669 2048,1669 2030,1669 2012,1669 1993,1669 1975,1669 1957,1669 1939,1669 1920,1669 1902,1669 1883,1669 1865,1669 1847,1669 1829,1669 1810,1669 1792,1669 1774,1669 1755,1669 1737,1669 1719,1669 1701,1669 1682,1669 1664,1669 1646,1669 1628,1669 1609,1669 1591,1669 1573,1669 1554,1669 1536,1669 1518,1669 1500,1669 1481,1669 1463,1669 1445,1669 1426,1669 1408,1669 1390,1669 1372,1669 1353,1669 1335,1669 1317,1669 1298,1669 1280,1669 1262,1669 1244,1669 1225,1669 1207,1669 1188,1669 1171,1669 1152,1669 1134,1669 1115,1669 1097,1669 1079,1669 1060,1669 1042,1669 1024,1669 1006,1669 987,1669 969,1669 951,1669 933,1669 914,1669 896,1669 878,1669 859,1669 841,1669 823,1669 805,1669 786,1669 768,1669 750,1669 731,1669 713,1669 695,1669 677,1669 658,1669 640,1669 622,1669 603,1669 585,1669 567,1669 549,1669 530,1669 512,1669 494,1669 476,1669 457,1669 439,1669 421,1669 402,1669 384,1669 366,1669 347,1669 329,1669 311,1669 292,1669 274,1669 256,1669 238,1669 219,1669 201,1669 183,1669 164,1669 146,1669 128,1669 110,1669 91,1669 73,1669 55,1669 36,1669 18,1669 0,1669">
          <text:p/>
        </draw:polygon>
        <draw:polygon draw:style-name="gr6" draw:text-style-name="P6" draw:layer="layout" svg:width="5.468cm" svg:height="0.595cm" svg:x="9.104cm" svg:y="3.784cm" svg:viewBox="0 0 5469 596" draw:points="0,594 18,594 36,594 55,594 73,594 91,594 110,594 128,594 146,594 164,594 183,594 201,594 219,594 238,594 256,594 274,593 292,593 311,593 329,593 347,593 366,593 384,593 402,593 421,593 439,593 457,593 476,593 494,593 512,593 530,593 549,593 567,593 585,593 603,593 622,593 640,593 658,593 677,593 695,592 713,592 731,592 750,592 768,592 786,592 805,592 823,592 841,592 859,592 878,591 896,591 914,591 933,591 951,591 969,591 987,591 1006,590 1024,590 1042,590 1060,590 1079,590 1097,589 1115,589 1134,588 1152,588 1171,588 1188,588 1207,587 1225,587 1244,587 1262,586 1280,586 1298,585 1317,585 1335,584 1353,584 1372,583 1390,582 1408,582 1426,581 1445,581 1463,580 1481,579 1500,579 1518,578 1536,577 1554,576 1573,575 1591,574 1609,573 1628,572 1646,570 1664,569 1682,568 1701,567 1719,565 1737,563 1755,562 1774,560 1792,558 1810,557 1829,555 1847,553 1865,551 1883,549 1902,546 1920,544 1939,541 1957,539 1975,536 1993,533 2012,530 2030,527 2048,524 2067,520 2085,517 2103,513 2121,509 2140,505 2158,501 2176,497 2195,493 2213,488 2231,483 2249,478 2268,473 2286,468 2304,463 2323,457 2341,451 2359,446 2377,439 2396,433 2414,427 2432,420 2450,414 2469,407 2487,400 2505,393 2524,386 2542,379 2560,371 2578,364 2597,356 2615,348 2633,340 2652,333 2670,325 2688,317 2706,309 2725,301 2743,293 2762,285 2780,277 2798,270 2816,262 2835,254 2853,246 2871,239 2890,231 2908,223 2926,216 2944,209 2963,201 2981,194 2999,187 3018,181 3036,174 3054,168 3072,161 3091,155 3109,149 3127,143 3145,137 3164,132 3182,126 3200,121 3219,116 3237,111 3255,107 3273,102 3292,97 3310,93 3328,89 3347,85 3365,80 3383,77 3401,73 3420,70 3438,66 3457,63 3475,60 3493,58 3511,55 3530,52 3548,49 3566,47 3585,45 3603,43 3621,41 3639,39 3658,37 3676,35 3694,33 3712,31 3731,30 3749,28 3767,27 3786,25 3804,24 3822,23 3840,22 3859,21 3877,20 3895,18 3914,18 3932,17 3950,16 3968,15 3987,14 4005,14 4023,13 4042,12 4060,11 4078,11 4096,10 4115,10 4133,9 4151,9 4170,8 4188,8 4206,7 4225,7 4243,6 4261,6 4280,6 4298,5 4316,5 4334,5 4353,5 4371,4 4389,4 4407,4 4426,4 4444,3 4462,3 4481,3 4499,3 4517,3 4535,3 4554,2 4573,2 4591,2 4610,2 4628,2 4646,2 4664,2 4683,2 4701,1 4719,1 4738,1 4756,1 4774,1 4792,1 4811,1 4829,1 4847,1 4866,0 4884,0 4902,0 4920,0 4939,0 4957,0 4976,0 4993,0 5012,0 5030,0 5049,0 5067,0 5085,0 5103,0 5122,0 5140,0 5158,0 5177,0 5195,0 5213,0 5231,0 5250,0 5268,0 5286,0 5305,0 5323,0 5341,0 5359,0 5378,0 5396,0 5414,0 5433,0 5451,0 5469,0 5469,2 5451,2 5433,2 5414,2 5396,2 5378,2 5359,2 5341,2 5323,2 5305,2 5286,2 5268,2 5250,2 5231,2 5213,2 5195,2 5177,2 5158,2 5140,2 5122,2 5103,2 5085,2 5067,2 5049,2 5030,2 5012,2 4993,2 4976,2 4957,2 4939,2 4920,2 4902,3 4884,3 4866,3 4847,3 4829,3 4811,3 4792,3 4774,3 4756,3 4738,3 4719,3 4701,3 4683,3 4664,4 4646,4 4628,4 4610,4 4591,4 4573,4 4554,4 4535,4 4517,5 4499,5 4481,5 4462,5 4444,5 4426,5 4407,6 4389,6 4371,6 4353,6 4334,7 4316,7 4298,8 4280,8 4261,8 4243,9 4225,9 4206,9 4188,10 4170,10 4151,11 4133,11 4115,12 4096,12 4078,13 4060,14 4042,14 4023,15 4005,15 3987,16 3968,17 3950,18 3932,19 3914,20 3895,21 3877,22 3859,23 3840,24 3822,25 3804,26 3786,28 3767,29 3749,30 3731,32 3712,33 3694,35 3676,37 3658,39 3639,41 3621,42 3603,45 3585,47 3566,49 3548,52 3530,54 3511,57 3493,59 3475,62 3457,65 3438,69 3420,72 3401,75 3383,79 3365,82 3347,87 3328,91 3310,95 3292,100 3273,104 3255,108 3237,113 3219,118 3200,123 3182,128 3164,134 3145,139 3127,145 3109,151 3091,157 3072,163 3054,169 3036,176 3018,183 2999,189 2981,197 2963,204 2944,211 2926,218 2908,225 2890,233 2871,240 2853,248 2835,256 2816,264 2798,271 2780,279 2762,287 2743,295 2725,303 2706,311 2688,319 2670,327 2652,335 2633,343 2615,350 2597,358 2578,366 2560,373 2542,380 2524,388 2505,395 2487,402 2469,409 2450,416 2432,422 2414,429 2396,435 2377,441 2359,447 2341,453 2323,459 2304,465 2286,470 2268,475 2249,480 2231,485 2213,490 2195,495 2176,499 2158,503 2140,507 2121,511 2103,515 2085,519 2067,522 2048,526 2030,529 2012,532 1993,535 1975,538 1957,540 1939,543 1920,546 1902,548 1883,550 1865,552 1847,555 1829,557 1810,559 1792,561 1774,562 1755,564 1737,566 1719,567 1701,568 1682,570 1664,571 1646,572 1628,574 1609,575 1591,576 1573,577 1554,578 1536,579 1518,580 1500,580 1481,581 1463,582 1445,582 1426,583 1408,584 1390,585 1372,585 1353,586 1335,586 1317,587 1298,587 1280,588 1262,588 1244,588 1225,589 1207,589 1188,590 1171,590 1152,590 1134,591 1115,591 1097,591 1079,591 1060,592 1042,592 1024,592 1006,592 987,592 969,593 951,593 933,593 914,593 896,593 878,593 859,593 841,594 823,594 805,594 786,594 768,594 750,594 731,594 713,594 695,594 677,594 658,594 640,595 622,595 603,595 585,595 567,595 549,595 530,595 512,595 494,595 476,595 457,595 439,595 421,595 402,595 384,596 366,596 347,596 329,596 311,596 292,596 274,596 256,596 238,596 219,596 201,596 183,596 164,596 146,596 128,596 110,596 91,596 73,596 55,596 36,596 18,596 0,596">
          <text:p/>
        </draw:polygon>
        <draw:polygon draw:style-name="gr22" draw:text-style-name="P23" draw:layer="layout" svg:width="5.468cm" svg:height="1.208cm" svg:x="9.104cm" svg:y="0.57cm" svg:viewBox="0 0 5469 1209" draw:points="2981,111 2999,107 3018,103 3036,100 3054,96 3072,92 3091,89 3109,85 3127,82 3145,79 3164,76 3182,72 3200,69 3219,66 3237,64 3255,61 3273,58 3292,56 3310,53 3328,51 3347,49 3365,47 3383,45 3401,43 3420,41 3438,39 3457,37 3475,35 3493,34 3511,32 3530,31 3548,29 3566,28 3585,27 3603,26 3621,24 3639,23 3658,22 3676,21 3694,20 3712,19 3731,18 3749,17 3767,16 3786,16 3804,15 3822,14 3840,14 3859,13 3877,12 3895,12 3914,11 3932,11 3950,10 3968,10 3987,9 4005,9 4023,8 4042,8 4060,8 4078,7 4096,7 4115,5 4133,5 4151,5 4170,5 4188,4 4206,4 4225,4 4243,4 4261,4 4280,3 4298,3 4316,3 4334,3 4353,3 4371,3 4389,2 4407,2 4426,2 4444,2 4462,2 4481,2 4499,2 4517,2 4535,2 4554,1 4573,1 4591,1 4610,1 4628,1 4646,1 4664,1 4683,1 4701,1 4719,1 4738,1 4756,1 4774,1 4792,1 4811,1 4829,1 4847,1 4866,1 4884,1 4902,0 4920,0 4939,0 4957,0 4976,0 4993,0 5012,0 5030,0 5049,0 5067,0 5085,0 5103,0 5122,0 5140,0 5158,0 5177,0 5195,0 5213,0 5231,0 5250,0 5268,0 5286,0 5305,0 5323,0 5341,0 5359,0 5378,0 5396,0 5414,0 5433,0 5451,0 5469,0 5469,113 5469,116 5469,1209 5451,1209 5433,1209 5414,1209 5396,1209 5378,1209 5359,1209 5341,1209 5323,1209 5305,1209 5286,1209 5268,1209 5250,1209 5231,1209 5213,1209 5195,1209 5177,1209 5158,1209 5140,1209 5122,1209 5103,1209 5085,1209 5067,1209 5049,1209 5030,1209 5012,1209 4993,1209 4976,1209 4957,1209 4939,1209 4920,1209 4902,1209 4884,1209 4866,1209 4847,1209 4829,1209 4811,1209 4792,1209 4774,1209 4756,1209 4738,1209 4719,1209 4701,1209 4683,1209 4664,1209 4646,1209 4628,1209 4610,1209 4591,1209 4573,1209 4554,1209 4535,1209 4517,1209 4499,1209 4481,1209 4462,1209 4444,1209 4426,1209 4407,1209 4389,1209 4371,1209 4353,1209 4334,1209 4316,1209 4298,1209 4280,1209 4261,1209 4243,1209 4225,1209 4206,1209 4188,1209 4170,1209 4151,1209 4133,1209 4115,1209 4096,1209 4078,1209 4060,1209 4042,1209 4023,1209 4005,1209 3987,1209 3968,1209 3950,1209 3932,1209 3914,1209 3895,1209 3877,1209 3859,1209 3840,1209 3822,1209 3804,1209 3786,1209 3767,1209 3749,1209 3731,1209 3712,1209 3694,1209 3676,1209 3658,1209 3639,1209 3621,1209 3603,1209 3585,1209 3566,1209 3548,1209 3530,1209 3511,1209 3493,1209 3475,1209 3457,1209 3438,1209 3420,1209 3401,1209 3383,1209 3365,1209 3347,1209 3328,1209 3310,1209 3292,1209 3273,1209 3255,1209 3237,1209 3219,1209 3200,1209 3182,1209 3164,1209 3145,1209 3127,1209 3109,1209 3091,1209 3072,1209 3054,1209 3036,1209 3018,1209 2999,1209 2981,1209 2963,1209 2944,1209 2926,1209 2908,1209 2890,1209 2871,1209 2853,1209 2835,1209 2816,1209 2798,1209 2780,1209 2762,1209 2743,1209 2725,1209 2706,1209 2688,1209 2670,1209 2652,1209 2633,1209 2615,1209 2597,1209 2578,1209 2560,1209 2542,1209 2524,1209 2505,1209 2487,1209 2469,1209 2450,1209 2432,1209 2414,1209 2396,1209 2377,1209 2359,1209 2341,1209 2323,1209 2304,1209 2286,1209 2268,1209 2249,1209 2231,1209 2213,1209 2195,1209 2176,1209 2158,1209 2140,1209 2121,1209 2103,1209 2085,1209 2067,1209 2048,1209 2030,1209 2012,1209 1993,1209 1975,1209 1957,1209 1939,1209 1920,1209 1902,1209 1883,1209 1865,1209 1847,1209 1829,1209 1810,1209 1792,1209 1774,1209 1755,1209 1737,1209 1719,1209 1701,1209 1682,1209 1664,1209 1646,1209 1628,1209 1609,1209 1591,1209 1573,1209 1554,1209 1536,1209 1518,1209 1500,1209 1481,1209 1463,1209 1445,1209 1426,1209 1408,1209 1390,1209 1372,1209 1353,1209 1335,1209 1317,1209 1298,1209 1280,1209 1262,1209 1244,1209 1225,1209 1207,1209 1188,1209 1171,1209 1152,1209 1134,1209 1115,1209 1097,1209 1079,1209 1060,1209 1042,1209 1024,1209 1006,1209 987,1209 969,1209 951,1209 933,1209 914,1209 896,1209 878,1209 859,1209 841,1209 823,1209 805,1209 786,1209 768,1209 750,1209 731,1209 713,1209 695,1209 677,1209 658,1209 640,1209 622,1209 603,1209 585,1209 567,1209 549,1209 530,1209 512,1209 494,1209 476,1209 457,1209 439,1209 421,1209 402,1209 384,1209 366,1209 347,1209 329,1209 311,1209 292,1209 274,1209 256,1209 238,1209 219,1209 201,1209 183,1209 164,1209 146,1209 128,1209 110,1209 91,1209 73,1209 55,1209 36,1209 18,1209 0,1209 0,453 0,338 0,113 18,113 36,113 55,113 73,113 91,113 110,113 128,113 146,113 164,113 183,113 201,113 219,113 238,113 256,113 274,113 292,113 311,113 329,113 347,113 366,113 384,113 402,113 421,113 439,113 457,113 476,113 494,113 512,113 530,113 549,113 567,113 585,113 603,113 622,113 640,113 658,113 677,113 695,113 713,113 731,113 750,113 768,113 786,113 805,113 823,113 841,113 859,113 878,113 896,113 914,113 933,113 951,113 969,113 987,113 1006,113 1024,113 1042,113 1060,113 1079,113 1097,113 1115,113 1134,113 1152,113 1171,113 1188,113 1207,113 1225,113 1244,113 1262,113 1280,113 1298,113 1317,113 1335,113 1353,113 1372,113 1390,113 1408,113 1426,113 1445,113 1463,113 1481,113 1500,113 1518,113 1536,113 1554,113 1573,113 1591,113 1609,113 1628,113 1646,113 1664,113 1682,113 1701,113 1719,113 1737,113 1755,113 1774,113 1792,113 1810,113 1829,113 1847,113 1865,113 1883,113 1902,113 1920,113 1939,113 1957,113 1975,113 1993,113 2012,113 2030,113 2048,113 2067,113 2085,113 2103,113 2121,113 2140,113 2158,113 2176,113 2195,113 2213,113 2231,113 2249,113 2268,113 2286,113 2304,113 2323,113 2341,113 2359,113 2377,113 2396,113 2414,113 2432,113 2450,113 2469,113 2487,113 2505,113 2524,113 2542,113 2560,113 2578,113 2597,113 2615,113 2633,113 2652,113 2670,113 2688,113 2706,113 2725,113 2743,113 2762,113 2780,113 2798,113 2816,113 2835,113 2853,113 2871,113 2890,113 2908,113 2926,113 2944,113 2963,113 2972,113">
          <text:p/>
        </draw:polygon>
        <draw:polygon draw:style-name="gr10" draw:text-style-name="P10" draw:layer="layout" svg:width="0.169cm" svg:height="2.385cm" svg:x="3.297cm" svg:y="2.116cm" svg:viewBox="0 0 170 2386" draw:points="0,2386 170,2386 170,0 0,0">
          <text:p/>
        </draw:polygon>
        <draw:polygon draw:style-name="gr13" draw:text-style-name="P13" draw:layer="layout" svg:width="0.169cm" svg:height="0.471cm" svg:x="8.935cm" svg:y="4.377cm" svg:viewBox="0 0 170 472" draw:points="0,472 170,472 170,0 0,0">
          <text:p/>
        </draw:polygon>
        <draw:polygon draw:style-name="gr14" draw:text-style-name="P14" draw:layer="layout" svg:width="0.169cm" svg:height="1.925cm" svg:x="8.935cm" svg:y="2.115cm" svg:viewBox="0 0 170 1926" draw:points="0,1926 170,1926 170,0 0,0">
          <text:p/>
        </draw:polygon>
        <draw:polygon draw:style-name="gr15" draw:text-style-name="P15" draw:layer="layout" svg:width="0.169cm" svg:height="1.095cm" svg:x="8.935cm" svg:y="0.683cm" svg:viewBox="0 0 170 1096" draw:points="0,1096 170,1096 170,0 0,0">
          <text:p/>
        </draw:polygon>
        <draw:polygon draw:style-name="gr17" draw:text-style-name="P17" draw:layer="layout" svg:width="0.169cm" svg:height="0.725cm" svg:x="14.572cm" svg:y="4.123cm" svg:viewBox="0 0 170 726" draw:points="0,726 170,726 170,0 0,0">
          <text:p/>
        </draw:polygon>
        <draw:polygon draw:style-name="gr18" draw:text-style-name="P18" draw:layer="layout" svg:width="0.169cm" svg:height="1.67cm" svg:x="14.572cm" svg:y="2.116cm" svg:viewBox="0 0 170 1671" draw:points="0,1671 170,1671 170,0 0,0">
          <text:p/>
        </draw:polygon>
        <draw:polygon draw:style-name="gr19" draw:text-style-name="P19" draw:layer="layout" svg:width="0.169cm" svg:height="1.21cm" svg:x="14.572cm" svg:y="0.568cm" svg:viewBox="0 0 170 1211" draw:points="0,1211 170,1211 170,0 0,0">
          <text:p/>
        </draw:polygon>
        <draw:polygon draw:style-name="gr2" draw:text-style-name="P2" draw:layer="layout" svg:width="0.56cm" svg:height="0.56cm" svg:x="18.264cm" svg:y="-0.51cm" svg:viewBox="0 0 561 561" draw:points="0,561 561,561 561,0 0,0">
          <text:p/>
        </draw:polygon>
        <draw:polygon draw:style-name="gr9" draw:text-style-name="P9" draw:layer="layout" svg:width="0.56cm" svg:height="0.56cm" svg:x="18.264cm" svg:y="-0.51cm" svg:viewBox="0 0 561 561" draw:points="0,561 561,561 561,0 0,0">
          <text:p/>
        </draw:polygon>
        <draw:polygon draw:style-name="gr1" draw:text-style-name="P1" draw:layer="layout" svg:width="0.56cm" svg:height="0.56cm" svg:x="18.264cm" svg:y="0.1cm" svg:viewBox="0 0 561 561" draw:points="0,561 561,561 561,0 0,0">
          <text:p/>
        </draw:polygon>
        <draw:polygon draw:style-name="gr10" draw:text-style-name="P10" draw:layer="layout" svg:width="0.56cm" svg:height="0.56cm" svg:x="18.264cm" svg:y="0.1cm" svg:viewBox="0 0 561 561" draw:points="0,561 561,561 561,0 0,0">
          <text:p/>
        </draw:polygon>
        <draw:polygon draw:style-name="gr3" draw:text-style-name="P3" draw:layer="layout" svg:width="0.56cm" svg:height="0.559cm" svg:x="18.264cm" svg:y="0.71cm" svg:viewBox="0 0 561 560" draw:points="0,560 561,560 561,0 0,0">
          <text:p/>
        </draw:polygon>
        <draw:polygon draw:style-name="gr11" draw:text-style-name="P11" draw:layer="layout" svg:width="0.56cm" svg:height="0.559cm" svg:x="18.264cm" svg:y="0.71cm" svg:viewBox="0 0 561 560" draw:points="0,560 561,560 561,0 0,0">
          <text:p/>
        </draw:polygon>
        <draw:polygon draw:style-name="gr4" draw:text-style-name="P4" draw:layer="layout" svg:width="0.56cm" svg:height="0.56cm" svg:x="18.264cm" svg:y="1.319cm" svg:viewBox="0 0 561 561" draw:points="0,561 561,561 561,0 0,0">
          <text:p/>
        </draw:polygon>
        <draw:polygon draw:style-name="gr12" draw:text-style-name="P12" draw:layer="layout" svg:width="0.56cm" svg:height="0.56cm" svg:x="18.264cm" svg:y="1.319cm" svg:viewBox="0 0 561 561" draw:points="0,561 561,561 561,0 0,0">
          <text:p/>
        </draw:polygon>
        <draw:polygon draw:style-name="gr6" draw:text-style-name="P6" draw:layer="layout" svg:width="0.56cm" svg:height="0.559cm" svg:x="18.264cm" svg:y="1.929cm" svg:viewBox="0 0 561 560" draw:points="0,560 561,560 561,0 0,0">
          <text:p/>
        </draw:polygon>
        <draw:polygon draw:style-name="gr13" draw:text-style-name="P13" draw:layer="layout" svg:width="0.56cm" svg:height="0.559cm" svg:x="18.264cm" svg:y="1.929cm" svg:viewBox="0 0 561 560" draw:points="0,560 561,560 561,0 0,0">
          <text:p/>
        </draw:polygon>
        <draw:polygon draw:style-name="gr5" draw:text-style-name="P5" draw:layer="layout" svg:width="0.56cm" svg:height="0.56cm" svg:x="18.264cm" svg:y="2.538cm" svg:viewBox="0 0 561 561" draw:points="0,561 561,561 561,0 0,0">
          <text:p/>
        </draw:polygon>
        <draw:polygon draw:style-name="gr14" draw:text-style-name="P14" draw:layer="layout" svg:width="0.56cm" svg:height="0.56cm" svg:x="18.264cm" svg:y="2.538cm" svg:viewBox="0 0 561 561" draw:points="0,561 561,561 561,0 0,0">
          <text:p/>
        </draw:polygon>
        <draw:polygon draw:style-name="gr8" draw:text-style-name="P8" draw:layer="layout" svg:width="0.56cm" svg:height="0.56cm" svg:x="18.264cm" svg:y="3.148cm" svg:viewBox="0 0 561 561" draw:points="0,561 561,561 561,0 0,0">
          <text:p/>
        </draw:polygon>
        <draw:polygon draw:style-name="gr15" draw:text-style-name="P15" draw:layer="layout" svg:width="0.56cm" svg:height="0.56cm" svg:x="18.264cm" svg:y="3.148cm" svg:viewBox="0 0 561 561" draw:points="0,561 561,561 561,0 0,0">
          <text:p/>
        </draw:polygon>
        <draw:polygon draw:style-name="gr7" draw:text-style-name="P7" draw:layer="layout" svg:width="0.56cm" svg:height="0.559cm" svg:x="18.264cm" svg:y="3.758cm" svg:viewBox="0 0 561 560" draw:points="0,560 561,560 561,0 0,0">
          <text:p/>
        </draw:polygon>
        <draw:polygon draw:style-name="gr16" draw:text-style-name="P16" draw:layer="layout" svg:width="0.56cm" svg:height="0.559cm" svg:x="18.264cm" svg:y="3.758cm" svg:viewBox="0 0 561 560" draw:points="0,560 561,560 561,0 0,0">
          <text:p/>
        </draw:polygon>
        <draw:polygon draw:style-name="gr17" draw:text-style-name="P17" draw:layer="layout" svg:width="0.56cm" svg:height="0.56cm" svg:x="18.264cm" svg:y="4.367cm" svg:viewBox="0 0 561 561" draw:points="0,561 561,561 561,0 0,0">
          <text:p/>
        </draw:polygon>
        <draw:polygon draw:style-name="gr18" draw:text-style-name="P18" draw:layer="layout" svg:width="0.56cm" svg:height="0.559cm" svg:x="18.264cm" svg:y="4.977cm" svg:viewBox="0 0 561 560" draw:points="0,560 561,560 561,0 0,0">
          <text:p/>
        </draw:polygon>
        <draw:polygon draw:style-name="gr19" draw:text-style-name="P19" draw:layer="layout" svg:width="0.56cm" svg:height="0.56cm" svg:x="18.264cm" svg:y="5.586cm" svg:viewBox="0 0 561 561" draw:points="0,561 561,561 561,0 0,0">
          <text:p/>
        </draw:polygon>
        <draw:frame draw:style-name="gr20" draw:text-style-name="P21" draw:layer="layout" svg:width="2.102cm" svg:height="0.391cm" svg:x="18.24cm" svg:y="-1.053cm">
          <draw:text-box>
            <text:p text:style-name="P20"><text:span text:style-name="T1">factor(node)</text:span></text:p>
          </draw:text-box>
        </draw:frame>
        <draw:frame draw:style-name="gr21" draw:text-style-name="P22" draw:layer="layout" svg:width="0.761cm" svg:height="0.319cm" svg:x="19.043cm" svg:y="-0.347cm">
          <draw:text-box>
            <text:p text:style-name="P20"><text:span text:style-name="T2">hist 0</text:span></text:p>
          </draw:text-box>
        </draw:frame>
        <draw:frame draw:style-name="gr21" draw:text-style-name="P22" draw:layer="layout" svg:width="0.761cm" svg:height="0.319cm" svg:x="19.043cm" svg:y="0.263cm">
          <draw:text-box>
            <text:p text:style-name="P20"><text:span text:style-name="T2">hist 1</text:span></text:p>
          </draw:text-box>
        </draw:frame>
        <draw:frame draw:style-name="gr21" draw:text-style-name="P22" draw:layer="layout" svg:width="0.761cm" svg:height="0.319cm" svg:x="19.043cm" svg:y="0.872cm">
          <draw:text-box>
            <text:p text:style-name="P20"><text:span text:style-name="T2">hist 3</text:span></text:p>
          </draw:text-box>
        </draw:frame>
        <draw:frame draw:style-name="gr21" draw:text-style-name="P22" draw:layer="layout" svg:width="0.761cm" svg:height="0.319cm" svg:x="19.043cm" svg:y="1.482cm">
          <draw:text-box>
            <text:p text:style-name="P20"><text:span text:style-name="T2">hist 4</text:span></text:p>
          </draw:text-box>
        </draw:frame>
        <draw:frame draw:style-name="gr21" draw:text-style-name="P22" draw:layer="layout" svg:width="1.132cm" svg:height="0.319cm" svg:x="19.043cm" svg:y="2.092cm">
          <draw:text-box>
            <text:p text:style-name="P20"><text:span text:style-name="T2">y2050 0</text:span></text:p>
          </draw:text-box>
        </draw:frame>
        <draw:frame draw:style-name="gr21" draw:text-style-name="P22" draw:layer="layout" svg:width="1.132cm" svg:height="0.319cm" svg:x="19.043cm" svg:y="2.701cm">
          <draw:text-box>
            <text:p text:style-name="P20"><text:span text:style-name="T2">y2050 1</text:span></text:p>
          </draw:text-box>
        </draw:frame>
        <draw:frame draw:style-name="gr21" draw:text-style-name="P22" draw:layer="layout" svg:width="1.132cm" svg:height="0.319cm" svg:x="19.043cm" svg:y="3.311cm">
          <draw:text-box>
            <text:p text:style-name="P20"><text:span text:style-name="T2">y2050 2</text:span></text:p>
          </draw:text-box>
        </draw:frame>
        <draw:frame draw:style-name="gr21" draw:text-style-name="P22" draw:layer="layout" svg:width="1.132cm" svg:height="0.319cm" svg:x="19.043cm" svg:y="3.92cm">
          <draw:text-box>
            <text:p text:style-name="P20"><text:span text:style-name="T2">y2050 3</text:span></text:p>
          </draw:text-box>
        </draw:frame>
        <draw:frame draw:style-name="gr21" draw:text-style-name="P22" draw:layer="layout" svg:width="1.132cm" svg:height="0.319cm" svg:x="19.043cm" svg:y="4.53cm">
          <draw:text-box>
            <text:p text:style-name="P20"><text:span text:style-name="T2">y2090 0</text:span></text:p>
          </draw:text-box>
        </draw:frame>
        <draw:frame draw:style-name="gr21" draw:text-style-name="P22" draw:layer="layout" svg:width="1.132cm" svg:height="0.319cm" svg:x="19.043cm" svg:y="5.14cm">
          <draw:text-box>
            <text:p text:style-name="P20"><text:span text:style-name="T2">y2090 1</text:span></text:p>
          </draw:text-box>
        </draw:frame>
        <draw:frame draw:style-name="gr21" draw:text-style-name="P22" draw:layer="layout" svg:width="1.132cm" svg:height="0.319cm" svg:x="19.043cm" svg:y="5.749cm">
          <draw:text-box>
            <text:p text:style-name="P20"><text:span text:style-name="T2">y2090 2</text:span></text:p>
          </draw:text-box>
        </draw:frame>
        <draw:polygon draw:style-name="gr23" draw:text-style-name="P24" draw:layer="layout" svg:width="4.713cm" svg:height="1.095cm" svg:x="4.222cm" svg:y="0.683cm" svg:viewBox="0 0 4714 1096" draw:points="1103,1093 1087,1091 1071,1091 1052,1087 1038,1083 1020,1083 1003,1082 987,1078 968,1078 954,1073 936,1073 919,1069 903,1065 886,1063 870,1060 852,1054 835,1051 819,1047 802,1045 784,1042 769,1036 751,1029 735,1027 718,1022 700,1018 685,1013 667,1005 651,1000 634,995 616,987 600,982 583,973 567,967 550,960 534,951 516,944 499,936 483,927 466,918 450,909 432,900 415,889 399,880 382,867 366,858 348,847 333,835 315,822 298,811 282,798 264,784 249,771 231,757 214,744 196,729 182,717 163,702 147,688 131,673 112,657 98,642 79,628 65,613 47,597 30,582 14,568 0,557 14,546 30,532 47,517 65,501 79,486 98,472 112,457 131,441 147,426 163,412 182,397 196,385 214,370 231,357 249,343 264,330 282,316 298,303 315,292 333,279 348,267 366,256 382,247 399,234 415,225 432,214 450,205 466,196 483,187 499,178 516,170 534,163 550,154 567,147 583,141 600,132 616,127 634,119 651,114 667,109 685,101 700,96 718,92 735,87 751,85 769,78 784,72 802,69 819,67 835,63 852,60 870,54 886,51 903,49 919,45 936,41 954,41 968,36 987,36 1003,32 1020,31 1038,31 1052,27 1071,23 1087,23 1103,21 1120,18 1136,18 1155,18 1171,14 1187,14 1204,12 1222,12 1239,12 1255,9 1271,9 1288,9 1306,7 1321,7 1339,7 1355,7 1372,3 1390,3 1407,3 1421,0 1439,0 1458,0 1476,0 1494,0 1512,0 1531,0 1549,0 1567,0 1585,0 1604,0 1622,0 1640,0 1659,0 1677,0 1695,0 1713,0 1732,0 1750,0 1768,0 1787,0 1805,0 1823,0 1841,0 1860,0 1878,0 1896,0 1915,0 1933,0 1951,0 1969,0 1988,0 2006,0 2024,0 2042,0 2061,0 2079,0 2098,0 2116,0 2134,0 2152,0 2171,0 2189,0 2207,0 2226,0 2244,0 2262,0 2280,0 2299,0 2317,0 2335,0 2354,0 2372,0 2390,0 2408,0 2427,0 2445,0 2463,0 2482,0 2500,0 2518,0 2536,0 2555,0 2573,0 2591,0 2610,0 2628,0 2646,0 2664,0 2683,0 2701,0 2719,0 2737,0 2756,0 2774,0 2792,0 2811,0 2829,0 2847,0 2866,0 2884,0 2902,0 2921,0 2939,0 2957,0 2975,0 2994,0 3012,0 3030,0 3049,0 3067,0 3085,0 3103,0 3122,0 3140,0 3158,0 3177,0 3195,0 3213,0 3231,0 3250,0 3268,0 3286,0 3304,0 3323,0 3341,0 3359,0 3378,0 3396,0 3414,0 3432,0 3451,0 3469,0 3487,0 3506,0 3524,0 3542,0 3560,0 3579,0 3597,0 3616,0 3634,0 3652,0 3670,0 3689,0 3707,0 3725,0 3744,0 3762,0 3780,0 3798,0 3817,0 3835,0 3853,0 3872,0 3890,0 3908,0 3926,0 3945,0 3963,0 3982,0 4000,0 4019,0 4037,0 4055,0 4074,0 4092,0 4110,0 4128,0 4147,0 4165,0 4183,0 4202,0 4220,0 4238,0 4256,0 4275,0 4293,0 4311,0 4330,0 4348,0 4366,0 4385,0 4403,0 4421,0 4440,0 4458,0 4476,0 4494,0 4513,0 4531,0 4549,0 4568,0 4586,0 4604,0 4622,0 4641,0 4659,0 4677,0 4695,0 4714,0 4714,1096 4695,1096 4677,1096 4659,1096 4641,1096 4622,1096 4604,1096 4586,1096 4568,1096 4549,1096 4531,1096 4513,1096 4494,1096 4476,1096 4458,1096 4440,1096 4421,1096 4403,1096 4385,1096 4366,1096 4348,1096 4330,1096 4311,1096 4293,1096 4275,1096 4256,1096 4238,1096 4220,1096 4202,1096 4183,1096 4165,1096 4147,1096 4128,1096 4110,1096 4092,1096 4074,1096 4055,1096 4037,1096 4019,1096 4000,1096 3982,1096 3963,1096 3945,1096 3926,1096 3908,1096 3890,1096 3872,1096 3853,1096 3835,1096 3817,1096 3798,1096 3780,1096 3762,1096 3744,1096 3725,1096 3707,1096 3689,1096 3670,1096 3652,1096 3634,1096 3616,1096 3597,1096 3579,1096 3560,1096 3542,1096 3524,1096 3506,1096 3487,1096 3469,1096 3451,1096 3432,1096 3414,1096 3396,1096 3378,1096 3359,1096 3341,1096 3323,1096 3304,1096 3286,1096 3268,1096 3250,1096 3231,1096 3213,1096 3195,1096 3177,1096 3158,1096 3140,1096 3122,1096 3103,1096 3085,1096 3067,1096 3049,1096 3030,1096 3012,1096 2994,1096 2975,1096 2957,1096 2939,1096 2921,1096 2902,1096 2884,1096 2866,1096 2847,1096 2829,1096 2811,1096 2792,1096 2774,1096 2756,1096 2737,1096 2719,1096 2701,1096 2683,1096 2664,1096 2646,1096 2628,1096 2610,1096 2591,1096 2573,1096 2555,1096 2536,1096 2518,1096 2500,1096 2482,1096 2463,1096 2445,1096 2427,1096 2408,1096 2390,1096 2372,1096 2354,1096 2335,1096 2317,1096 2299,1096 2280,1096 2262,1096 2244,1096 2226,1096 2207,1096 2189,1096 2171,1096 2152,1096 2134,1096 2116,1096 2098,1096 2079,1096 2061,1096 2042,1096 2024,1096 2006,1096 1988,1096 1969,1096 1951,1096 1933,1096 1915,1096 1896,1096 1878,1096 1860,1096 1841,1096 1823,1096 1805,1096 1787,1096 1768,1096 1750,1096 1732,1096 1713,1096 1695,1096 1677,1096 1659,1096 1640,1096 1622,1096 1604,1096 1585,1096 1567,1096 1549,1096 1531,1096 1512,1096 1494,1096 1476,1096 1458,1096 1439,1096 1421,1096 1403,1096 1384,1096 1366,1096 1348,1096 1330,1096 1311,1096 1293,1096 1274,1096 1256,1096 1238,1096 1220,1096 1201,1096 1183,1096 1165,1096 1146,1096 1128,1096 1119,1096">
          <text:p/>
        </draw:polyg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3.2cm" fo:margin-right="1cm" fo:page-width="20.32cm" fo:page-height="5.0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2-24T18:16:43.157351140</dc:date>
    <meta:editing-duration>PT10M32S</meta:editing-duration>
    <meta:editing-cycles>1</meta:editing-cycles>
    <meta:document-statistic meta:object-count="99"/>
    <meta:generator>LibreOffice/24.8.4.2$Linux_X86_64 LibreOffice_project/480$Build-2</meta:generator>
  </office:meta>
</office:document-meta>
</file>